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style="italic" officeooo:rsid="001b3736" officeooo:paragraph-rsid="001b3736" style:font-style-asian="italic" style:font-style-complex="italic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Heading_20_1">
      <style:text-properties officeooo:rsid="00146039" officeooo:paragraph-rsid="00146039"/>
    </style:style>
    <style:style style:name="P4" style:family="paragraph" style:parent-style-name="Text_20_body">
      <style:text-properties officeooo:paragraph-rsid="00146039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4e5b61" loext:opacity="100%" style:font-name="Consolas" fo:font-size="10.5pt" fo:font-weight="normal" fo:background-color="#ffffff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95a5a6" loext:opacity="100%" style:font-name="Consolas" fo:font-size="10.5pt" fo:font-weight="normal" fo:background-color="#ffffff"/>
    </style:style>
    <style:style style:name="P7" style:family="paragraph" style:parent-style-name="Text_20_body">
      <style:text-properties officeooo:rsid="00146039" officeooo:paragraph-rsid="00146039"/>
    </style:style>
    <style:style style:name="P8" style:family="paragraph" style:parent-style-name="Text_20_body">
      <style:text-properties officeooo:rsid="001dbb5e" officeooo:paragraph-rsid="001dbb5e"/>
    </style:style>
    <style:style style:name="P9" style:family="paragraph" style:parent-style-name="Standard">
      <style:text-properties fo:color="#95a5a6" loext:opacity="100%" style:font-name="Consolas" fo:font-size="10.5pt" fo:font-weight="normal" officeooo:rsid="001dbb5e" officeooo:paragraph-rsid="001dbb5e" fo:background-color="#ffffff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4e5b61" loext:opacity="100%" fo:background-color="#ffffff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Text_20_body">
      <style:text-properties officeooo:paragraph-rsid="00149a37"/>
    </style:style>
    <style:style style:name="P13" style:family="paragraph" style:parent-style-name="Text_20_body">
      <style:text-properties officeooo:rsid="00149a37" officeooo:paragraph-rsid="00149a37"/>
    </style:style>
    <style:style style:name="P14" style:family="paragraph" style:parent-style-name="Text_20_body">
      <style:text-properties fo:color="#95a5a6" loext:opacity="100%" style:font-name="Consolas" fo:font-size="10.5pt" fo:font-weight="normal" officeooo:paragraph-rsid="00149a37" fo:background-color="#ffffff"/>
    </style:style>
    <style:style style:name="P15" style:family="paragraph" style:parent-style-name="Standard">
      <style:text-properties fo:color="#95a5a6" loext:opacity="100%" style:font-name="Consolas" fo:font-size="10.5pt" fo:font-weight="normal" officeooo:rsid="00149a37" officeooo:paragraph-rsid="00149a37" fo:background-color="#ffffff"/>
    </style:style>
    <style:style style:name="P16" style:family="paragraph" style:parent-style-name="Standard">
      <style:text-properties fo:color="#4e5b61" loext:opacity="100%" style:font-name="Consolas" fo:font-size="10.5pt" fo:font-weight="normal" officeooo:rsid="00149a37" officeooo:paragraph-rsid="0015997a" fo:background-color="#ffffff"/>
    </style:style>
    <style:style style:name="P17" style:family="paragraph" style:parent-style-name="Standard">
      <style:paragraph-properties style:line-height-at-least="0.503cm"/>
    </style:style>
    <style:style style:name="P18" style:family="paragraph" style:parent-style-name="Standard">
      <style:paragraph-properties fo:margin-left="0cm" fo:margin-right="0cm" style:line-height-at-least="0.503cm" fo:text-indent="0cm" style:auto-text-indent="false"/>
      <style:text-properties fo:color="#95a5a6" loext:opacity="100%" fo:background-color="#ffffff"/>
    </style:style>
    <style:style style:name="P19" style:family="paragraph" style:parent-style-name="Text_20_body">
      <style:text-properties officeooo:rsid="0016568d" officeooo:paragraph-rsid="0016568d"/>
    </style:style>
    <style:style style:name="P20" style:family="paragraph" style:parent-style-name="Text_20_body">
      <style:text-properties fo:font-weight="bold" officeooo:rsid="001a4a56" officeooo:paragraph-rsid="001a4a56" style:font-weight-asian="bold" style:font-weight-complex="bold"/>
    </style:style>
    <style:style style:name="P21" style:family="paragraph" style:parent-style-name="Standard">
      <style:text-properties style:font-name="Consolas" fo:font-size="10.5pt" fo:font-weight="normal" officeooo:rsid="001a4a56" officeooo:paragraph-rsid="001a4a56"/>
    </style:style>
    <style:style style:name="P22" style:family="paragraph" style:parent-style-name="Standard">
      <style:text-properties fo:color="#95a5a6" loext:opacity="100%" style:font-name="Consolas" fo:font-size="10.5pt" fo:font-weight="normal" officeooo:rsid="00185000" officeooo:paragraph-rsid="00185000" fo:background-color="#ffffff"/>
    </style:style>
    <style:style style:name="P23" style:family="paragraph" style:parent-style-name="Text_20_body">
      <style:text-properties officeooo:rsid="00185000" officeooo:paragraph-rsid="00185000"/>
    </style:style>
    <style:style style:name="P24" style:family="paragraph" style:parent-style-name="Standard">
      <style:paragraph-properties style:line-height-at-least="0.503cm"/>
      <style:text-properties fo:color="#4e5b61" loext:opacity="100%" style:font-name="Consolas" fo:font-size="10.5pt" fo:font-weight="normal" fo:background-color="#ffffff"/>
    </style:style>
    <style:style style:name="P25" style:family="paragraph" style:parent-style-name="Text_20_body">
      <style:text-properties officeooo:paragraph-rsid="001b3736"/>
    </style:style>
    <style:style style:name="P26" style:family="paragraph" style:parent-style-name="Text_20_body">
      <style:text-properties officeooo:rsid="001b3736" officeooo:paragraph-rsid="001b3736"/>
    </style:style>
    <style:style style:name="P27" style:family="paragraph" style:parent-style-name="Subtitle">
      <style:paragraph-properties fo:break-before="page"/>
    </style:style>
    <style:style style:name="P28" style:family="paragraph" style:parent-style-name="Heading_20_1">
      <style:text-properties officeooo:paragraph-rsid="00185000"/>
    </style:style>
    <style:style style:name="P29" style:family="paragraph" style:parent-style-name="Text_20_body">
      <style:text-properties officeooo:paragraph-rsid="00185000"/>
    </style:style>
    <style:style style:name="P30" style:family="paragraph" style:parent-style-name="Standard">
      <style:text-properties fo:color="#4e5b61" loext:opacity="100%" style:font-name="Consolas" fo:font-size="10.5pt" fo:font-weight="normal" officeooo:paragraph-rsid="00185000" fo:background-color="#ffffff"/>
    </style:style>
    <style:style style:name="P31" style:family="paragraph" style:parent-style-name="Text_20_body">
      <style:text-properties officeooo:paragraph-rsid="001dbb5e"/>
    </style:style>
    <style:style style:name="P32" style:family="paragraph" style:parent-style-name="Text_20_body">
      <style:text-properties fo:color="#95a5a6" loext:opacity="100%" style:font-name="Consolas" fo:font-size="10.5pt" fo:font-weight="normal" officeooo:rsid="001dbb5e" officeooo:paragraph-rsid="001dbb5e" fo:background-color="#ffffff"/>
    </style:style>
    <style:style style:name="P33" style:family="paragraph" style:parent-style-name="Text_20_body">
      <style:text-properties fo:font-weight="bold" officeooo:rsid="001dbb5e" officeooo:paragraph-rsid="001dbb5e" style:font-weight-asian="bold" style:font-weight-complex="bold"/>
    </style:style>
    <style:style style:name="P34" style:family="paragraph" style:parent-style-name="Standard">
      <style:text-properties fo:color="#95a5a6" loext:opacity="100%" officeooo:rsid="001dbb5e" officeooo:paragraph-rsid="001dbb5e" fo:background-color="#ffffff"/>
    </style:style>
    <style:style style:name="P35" style:family="paragraph" style:parent-style-name="Standard">
      <style:paragraph-properties fo:margin-top="0cm" fo:margin-bottom="0.499cm" style:contextual-spacing="false" style:line-height-at-least="0.503cm"/>
    </style:style>
    <style:style style:name="P36" style:family="paragraph" style:parent-style-name="Standard">
      <style:paragraph-properties fo:margin-left="0cm" fo:margin-right="0cm" style:line-height-at-least="0.503cm" fo:text-indent="0cm" style:auto-text-indent="false"/>
      <style:text-properties fo:color="#4e5b61" loext:opacity="100%" style:font-name="Consolas" fo:font-size="10.5pt" fo:font-weight="normal" fo:background-color="#ffff00"/>
    </style:style>
    <style:style style:name="P37" style:family="paragraph" style:parent-style-name="Standard">
      <style:paragraph-properties fo:margin-left="0cm" fo:margin-right="0cm" style:line-height-at-least="0.503cm" fo:text-indent="0cm" style:auto-text-indent="false"/>
      <style:text-properties fo:color="#4e5b61" loext:opacity="100%" style:font-name="Consolas" fo:font-size="10.5pt" fo:font-weight="normal" officeooo:paragraph-rsid="001dbb5e" fo:background-color="#ffffff"/>
    </style:style>
    <style:style style:name="P38" style:family="paragraph" style:parent-style-name="Standard">
      <style:paragraph-properties fo:margin-left="0cm" fo:margin-right="0cm" style:line-height-at-least="0.503cm" fo:text-indent="0cm" style:auto-text-indent="false"/>
      <style:text-properties fo:color="#434f54" loext:opacity="100%" style:font-name="Consolas" fo:font-size="10.5pt" fo:font-weight="normal" officeooo:paragraph-rsid="001dbb5e" fo:background-color="#ffffff"/>
    </style:style>
    <style:style style:name="P39" style:family="paragraph" style:parent-style-name="Standard">
      <style:paragraph-properties fo:margin-left="0cm" fo:margin-right="0cm" style:line-height-at-least="0.503cm" fo:text-indent="0cm" style:auto-text-indent="false"/>
      <style:text-properties fo:color="#434f54" loext:opacity="100%" style:font-name="Consolas" fo:font-size="10.5pt" fo:font-weight="normal" officeooo:paragraph-rsid="001dbb5e" fo:background-color="#ffff00"/>
    </style:style>
    <style:style style:name="P40" style:family="paragraph" style:parent-style-name="Standard">
      <style:paragraph-properties fo:margin-left="0cm" fo:margin-right="0cm" style:line-height-at-least="0.503cm" fo:text-indent="0cm" style:auto-text-indent="false"/>
      <style:text-properties fo:color="#434f54" loext:opacity="100%" style:font-name="Consolas" fo:font-size="10.5pt" fo:font-weight="normal" fo:background-color="#ffffff"/>
    </style:style>
    <style:style style:name="P41" style:family="paragraph" style:parent-style-name="Standard">
      <style:text-properties fo:color="#4e5b61" loext:opacity="100%" style:font-name="Consolas" fo:font-size="10.5pt" fo:font-weight="normal" officeooo:rsid="00149a37" officeooo:paragraph-rsid="00149a37" fo:background-color="#ffffff"/>
    </style:style>
    <style:style style:name="P42" style:family="paragraph" style:parent-style-name="Heading_20_1">
      <style:text-properties officeooo:paragraph-rsid="0015997a"/>
    </style:style>
    <style:style style:name="P43" style:family="paragraph" style:parent-style-name="Text_20_body">
      <style:text-properties officeooo:paragraph-rsid="0015997a"/>
    </style:style>
    <style:style style:name="P44" style:family="paragraph" style:parent-style-name="Standard">
      <style:paragraph-properties fo:margin-top="0cm" fo:margin-bottom="0.499cm" style:contextual-spacing="false" style:line-height-at-least="0.503cm"/>
      <style:text-properties officeooo:rsid="0016568d" officeooo:paragraph-rsid="0016568d"/>
    </style:style>
    <style:style style:name="P45" style:family="paragraph" style:parent-style-name="Standard">
      <style:paragraph-properties fo:margin-top="0cm" fo:margin-bottom="0.499cm" style:contextual-spacing="false" style:line-height-at-least="0.503cm"/>
      <style:text-properties officeooo:rsid="0015997a" officeooo:paragraph-rsid="0016568d"/>
    </style:style>
    <style:style style:name="P46" style:family="paragraph" style:parent-style-name="Text_20_body">
      <style:text-properties officeooo:rsid="0015997a" officeooo:paragraph-rsid="0015997a"/>
    </style:style>
    <style:style style:name="P47" style:family="paragraph" style:parent-style-name="Heading_20_1" style:list-style-name=""/>
    <style:style style:name="P48" style:family="paragraph" style:parent-style-name="Text_20_body">
      <style:text-properties style:font-name="Arial" fo:font-size="10pt" style:font-size-asian="10pt" style:font-size-complex="10pt"/>
    </style:style>
    <style:style style:name="P49" style:family="paragraph" style:parent-style-name="Text_20_body">
      <style:text-properties fo:color="#4e5b61" loext:opacity="100%" style:font-name="Consolas" fo:font-size="10.5pt" fo:font-weight="normal" officeooo:rsid="001dbb5e" officeooo:paragraph-rsid="001dbb5e" fo:background-color="#ffffff"/>
    </style:style>
    <style:style style:name="P50" style:family="paragraph" style:parent-style-name="Standard">
      <style:text-properties fo:color="#95a5a6" loext:opacity="100%" style:font-name="Consolas" fo:font-size="10.5pt" fo:font-weight="normal" officeooo:paragraph-rsid="001a4a56" fo:background-color="#ffffff"/>
    </style:style>
    <style:style style:name="P51" style:family="paragraph" style:parent-style-name="Standard">
      <style:text-properties fo:color="#95a5a6" loext:opacity="100%" officeooo:paragraph-rsid="001a4a56" fo:background-color="#ffffff"/>
    </style:style>
    <style:style style:name="P52" style:family="paragraph" style:parent-style-name="Text_20_body">
      <style:text-properties officeooo:rsid="001a4a56" officeooo:paragraph-rsid="001a4a56"/>
    </style:style>
    <style:style style:name="P53" style:family="paragraph" style:parent-style-name="Text_20_body">
      <style:paragraph-properties fo:margin-top="0cm" fo:margin-bottom="0cm" style:contextual-spacing="false"/>
      <style:text-properties style:font-name="Arial" fo:font-size="8pt" style:font-size-asian="8pt" style:font-size-complex="8pt"/>
    </style:style>
    <style:style style:name="P54" style:family="paragraph" style:parent-style-name="Text_20_body">
      <style:text-properties style:font-name="Arial" fo:font-size="8pt" style:font-size-asian="8pt" style:font-size-complex="8pt"/>
    </style:style>
    <style:style style:name="P55" style:family="paragraph" style:parent-style-name="Text_20_body">
      <style:paragraph-properties fo:margin-top="0cm" fo:margin-bottom="0cm" style:contextual-spacing="false" fo:break-before="page"/>
      <style:text-properties style:font-name="Arial" fo:font-size="8pt" style:font-size-asian="8pt" style:font-size-complex="8pt"/>
    </style:style>
    <style:style style:name="T1" style:family="text">
      <style:text-properties officeooo:rsid="001cac04"/>
    </style:style>
    <style:style style:name="T2" style:family="text">
      <style:text-properties fo:font-weight="bold" officeooo:rsid="00146039" style:font-weight-asian="bold" style:font-weight-complex="bold"/>
    </style:style>
    <style:style style:name="T3" style:family="text">
      <style:text-properties fo:font-weight="normal" officeooo:rsid="00146039" style:font-weight-asian="normal" style:font-weight-complex="normal"/>
    </style:style>
    <style:style style:name="T4" style:family="text">
      <style:text-properties officeooo:rsid="00146039"/>
    </style:style>
    <style:style style:name="T5" style:family="text">
      <style:text-properties fo:color="#95a5a6" loext:opacity="100%" style:font-name="Consolas" fo:font-size="10.5pt" fo:font-weight="normal" fo:background-color="#ffffff" loext:char-shading-value="0"/>
    </style:style>
    <style:style style:name="T6" style:family="text">
      <style:text-properties fo:color="#95a5a6" loext:opacity="100%"/>
    </style:style>
    <style:style style:name="T7" style:family="text">
      <style:text-properties fo:color="#95a5a6" loext:opacity="100%" officeooo:rsid="00146039"/>
    </style:style>
    <style:style style:name="T8" style:family="text">
      <style:text-properties fo:color="#00979d" loext:opacity="100%"/>
    </style:style>
    <style:style style:name="T9" style:family="text">
      <style:text-properties style:use-window-font-color="true" loext:opacity="0%" officeooo:rsid="00146039" fo:background-color="#ffff00" loext:char-shading-value="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d35400" loext:opacity="100%" style:font-name="Consolas" fo:font-size="10.5pt" fo:font-weight="normal"/>
    </style:style>
    <style:style style:name="T12" style:family="text">
      <style:text-properties fo:color="#434f54" loext:opacity="100%" style:font-name="Consolas" fo:font-size="10.5pt" fo:font-weight="normal"/>
    </style:style>
    <style:style style:name="T13" style:family="text">
      <style:text-properties style:font-name="Consolas" fo:font-size="10.5pt" fo:font-weight="normal"/>
    </style:style>
    <style:style style:name="T14" style:family="text">
      <style:text-properties fo:color="#95a5a6" loext:opacity="100%" style:font-name="Consolas" fo:font-size="10.5pt" fo:font-weight="normal"/>
    </style:style>
    <style:style style:name="T15" style:family="text">
      <style:text-properties fo:color="#005c5f" loext:opacity="100%" style:font-name="Consolas" fo:font-size="10.5pt" fo:font-weight="normal"/>
    </style:style>
    <style:style style:name="T16" style:family="text">
      <style:text-properties officeooo:rsid="00149a37"/>
    </style:style>
    <style:style style:name="T17" style:family="text">
      <style:text-properties fo:color="#728e00" loext:opacity="100%"/>
    </style:style>
    <style:style style:name="T18" style:family="text">
      <style:text-properties fo:color="#005c5f" loext:opacity="100%"/>
    </style:style>
    <style:style style:name="T19" style:family="text">
      <style:text-properties fo:color="#d35400" loext:opacity="100%"/>
    </style:style>
    <style:style style:name="T20" style:family="text">
      <style:text-properties fo:color="#434f54" loext:opacity="100%"/>
    </style:style>
    <style:style style:name="T21" style:family="text">
      <style:text-properties officeooo:rsid="001e9abc"/>
    </style:style>
    <style:style style:name="T22" style:family="text">
      <style:text-properties fo:color="#728e00" loext:opacity="100%" style:font-name="Consolas" fo:font-size="10.5pt" fo:font-weight="normal" fo:background-color="#ffffff" loext:char-shading-value="0"/>
    </style:style>
    <style:style style:name="T23" style:family="text">
      <style:text-properties fo:color="#4e5b61" loext:opacity="100%" style:font-name="Consolas" fo:font-size="10.5pt" fo:font-weight="normal" fo:background-color="#ffffff" loext:char-shading-value="0"/>
    </style:style>
    <style:style style:name="T24" style:family="text">
      <style:text-properties fo:color="#005c5f" loext:opacity="100%" style:font-name="Consolas" fo:font-size="10.5pt" fo:font-weight="normal" fo:background-color="#ffffff" loext:char-shading-value="0"/>
    </style:style>
    <style:style style:name="T25" style:family="text">
      <style:text-properties fo:color="#95a5a6" loext:opacity="100%" officeooo:rsid="00149a37"/>
    </style:style>
    <style:style style:name="T26" style:family="text">
      <style:text-properties fo:font-weight="bold" officeooo:rsid="001b3736" style:font-weight-asian="bold" style:font-weight-complex="bold"/>
    </style:style>
    <style:style style:name="T27" style:family="text">
      <style:text-properties officeooo:rsid="001b3736"/>
    </style:style>
    <style:style style:name="T28" style:family="text">
      <style:text-properties officeooo:rsid="00185000"/>
    </style:style>
    <style:style style:name="T29" style:family="text">
      <style:text-properties officeooo:rsid="001dbb5e"/>
    </style:style>
    <style:style style:name="T30" style:family="text">
      <style:text-properties fo:color="#95a5a6" loext:opacity="100%" style:font-name="Consolas" fo:font-size="10.5pt" fo:font-weight="normal" officeooo:rsid="001dbb5e" fo:background-color="#ffffff" loext:char-shading-value="0"/>
    </style:style>
    <style:style style:name="T31" style:family="text">
      <style:text-properties fo:font-weight="bold" officeooo:rsid="00149a37" style:font-weight-asian="bold" style:font-weight-complex="bold"/>
    </style:style>
    <style:style style:name="T32" style:family="text">
      <style:text-properties fo:color="#00979d" loext:opacity="100%" style:font-name="Consolas" fo:font-size="10.5pt" fo:font-weight="normal"/>
    </style:style>
    <style:style style:name="T33" style:family="text">
      <style:text-properties fo:color="#ff4000" loext:opacity="100%" style:font-name="Consolas" fo:font-size="10.5pt" fo:font-weight="normal"/>
    </style:style>
    <style:style style:name="T34" style:family="text">
      <style:text-properties officeooo:rsid="0015997a"/>
    </style:style>
    <style:style style:name="T35" style:family="text">
      <style:text-properties fo:color="#95a5a6" loext:opacity="100%" fo:background-color="#ffffff" loext:char-shading-value="0"/>
    </style:style>
    <style:style style:name="T36" style:family="text">
      <style:text-properties officeooo:rsid="0016568d"/>
    </style:style>
    <style:style style:name="T37" style:family="text">
      <style:text-properties fo:font-weight="bold" officeooo:rsid="001dbb5e" style:font-weight-asian="bold" style:font-weight-complex="bold"/>
    </style:style>
    <style:style style:name="T38" style:family="text">
      <style:text-properties fo:color="#4e5b61" loext:opacity="100%" style:font-name="Consolas" fo:font-size="10.5pt" fo:font-weight="normal" officeooo:rsid="001dbb5e" fo:background-color="#ffffff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obot RZ par Capteur et actionneur</text:p>
      <text:p text:style-name="P1">Il existe aussi un tableau des pins et composants<text:line-break/><text:span text:style-name="T1">srce doc pour info arduino RobotZmegaNewRZV1 (6 aout 2025)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"><text:a xlink:type="simple" xlink:href="#__RefHeading___Toc5798_2610447220" text:style-name="Index_20_Link" text:visited-style-name="Index_20_Link">Micros<text:tab/>1</text:a></text:p>
          <text:p text:style-name="P2"><text:a xlink:type="simple" xlink:href="#__RefHeading___Toc5800_2610447220" text:style-name="Index_20_Link" text:visited-style-name="Index_20_Link">Buzzer<text:tab/>2</text:a></text:p>
          <text:p text:style-name="P2"><text:a xlink:type="simple" xlink:href="#__RefHeading___Toc5802_2610447220" text:style-name="Index_20_Link" text:visited-style-name="Index_20_Link">Encodeurs des moteurs<text:tab/>3</text:a></text:p>
          <text:p text:style-name="P2"><text:a xlink:type="simple" xlink:href="#__RefHeading___Toc5804_2610447220" text:style-name="Index_20_Link" text:visited-style-name="Index_20_Link">Moteurs de Propulsion<text:tab/>5</text:a></text:p>
          <text:p text:style-name="P2"><text:a xlink:type="simple" xlink:href="#__RefHeading___Toc6444_2610447220" text:style-name="Index_20_Link" text:visited-style-name="Index_20_Link">Servomoteurs<text:tab/>6</text:a></text:p>
          <text:p text:style-name="P2"><text:a xlink:type="simple" xlink:href="#__RefHeading___Toc5806_2610447220" text:style-name="Index_20_Link" text:visited-style-name="Index_20_Link">Leds NeoPixerls<text:tab/>7</text:a></text:p>
          <text:p text:style-name="P2"><text:a xlink:type="simple" xlink:href="#__RefHeading___Toc6446_2610447220" text:style-name="Index_20_Link" text:visited-style-name="Index_20_Link">led trois couleurs non programmable<text:tab/>9</text:a></text:p>
          <text:p text:style-name="P2"><text:a xlink:type="simple" xlink:href="#__RefHeading___Toc5808_2610447220" text:style-name="Index_20_Link" text:visited-style-name="Index_20_Link">Detecteur de force<text:tab/>10</text:a></text:p>
          <text:p text:style-name="P2"><text:a xlink:type="simple" xlink:href="#__RefHeading___Toc5810_2610447220" text:style-name="Index_20_Link" text:visited-style-name="Index_20_Link">Ultrasons<text:tab/>11</text:a></text:p>
          <text:p text:style-name="P2"><text:a xlink:type="simple" xlink:href="#__RefHeading___Toc5812_2610447220" text:style-name="Index_20_Link" text:visited-style-name="Index_20_Link">modeCom<text:tab/>12</text:a></text:p>
          <text:p text:style-name="P2"><text:a xlink:type="simple" xlink:href="#__RefHeading___Toc5814_2610447220" text:style-name="Index_20_Link" text:visited-style-name="Index_20_Link">modeRzB<text:tab/>12</text:a></text:p>
          <text:p text:style-name="P2"><text:a xlink:type="simple" xlink:href="#__RefHeading___Toc5816_2610447220" text:style-name="Index_20_Link" text:visited-style-name="Index_20_Link">TEMPS<text:tab/>12</text:a></text:p>
          <text:p text:style-name="P2"><text:a xlink:type="simple" xlink:href="#__RefHeading___Toc5818_2610447220" text:style-name="Index_20_Link" text:visited-style-name="Index_20_Link">Autres<text:tab/>13</text:a></text:p>
        </text:index-body>
      </text:table-of-content>
      <text:p text:style-name="Text_20_body"/>
      <text:h text:style-name="P3" text:outline-level="1"><text:bookmark-start text:name="__RefHeading___Toc5798_2610447220"/>Micros<text:bookmark-end text:name="__RefHeading___Toc5798_2610447220"/></text:h>
      <text:p text:style-name="P4"><text:span text:style-name="T2">Arduino </text:span><text:span text:style-name="T3">micros </text:span><text:span text:style-name="T4">l 180 <text:line-break/>Usage detecteur de son et <text:s/>potentiellement intensité<text:line-break/></text:span><text:span text:style-name="T5">/***********activeMicro*******/</text:span></text:p>
      <text:p text:style-name="P5">boolean activeMicro;<text:span text:style-name="T6">//état activation des micros → </text:span><text:span text:style-name="T7">activeMicroArduino</text:span></text:p>
      <text:p text:style-name="P5"><text:span text:style-name="T8">int</text:span> oldIntSmartSon;<text:span text:style-name="T6"> </text:span><text:span text:style-name="T7">intérêt ???</text:span></text:p>
      <text:p text:style-name="P5"><text:span text:style-name="T8">int</text:span> choixMicro;<text:span text:style-name="T6">                   //1 pour micro et 2 pour Smart qd via RPI</text:span></text:p>
      <text:p text:style-name="P6">/* Pour les micros du robot indépendant du smartphone, transmission si chgement de valeurs*/</text:p>
      <text:p text:style-name="P6">//<text:span text:style-name="T9">instances des microArduino</text:span></text:p>
      <text:p text:style-name="P5"><text:span text:style-name="T8">const</text:span> <text:span text:style-name="T8">int</text:span> microAvIntSon = A1, microGcheIntSon = A2, microDrtIntSon = A3;<text:span text:style-name="T6">  //A1 pin micro Avant gris -A2 pin micro Gauche - A3 pin micro Droit</text:span></text:p>
      <text:p text:style-name="P5"><text:span text:style-name="T8">int</text:span> oldIntMSonAv, oldIntMSonGche, oldIntMSonDrt;<text:span text:style-name="T6">  //val en % du son reçu par micro Av</text:span></text:p>
      <text:p text:style-name="P7"/>
      <text:p text:style-name="P8"><text:span text:style-name="T10">Setup Arduino</text:span> :</text:p>
      <text:p text:style-name="P9">//MicroAv Big sound - recepteur</text:p>
      <text:p text:style-name="P10">    <text:span text:style-name="T11">pinMode</text:span><text:span text:style-name="T12">(</text:span><text:span text:style-name="T13">microAvIntSon, INPUT</text:span><text:span text:style-name="T12">)</text:span><text:span text:style-name="T13">;</text:span><text:span text:style-name="T14">  //reception type potentiometre selon vol sonore</text:span></text:p>
      <text:p text:style-name="P10">    <text:span text:style-name="T11">pinMode</text:span><text:span text:style-name="T12">(</text:span><text:span text:style-name="T13">microGcheIntSon, INPUT</text:span><text:span text:style-name="T12">)</text:span><text:span text:style-name="T13">;</text:span><text:span text:style-name="T14">  //reception type potentiometre selon vol sonore</text:span></text:p>
      <text:p text:style-name="P10">    <text:span text:style-name="T11">pinMode</text:span><text:span text:style-name="T12">(</text:span><text:span text:style-name="T13">microDrtIntSon, INPUT</text:span><text:span text:style-name="T12">)</text:span><text:span text:style-name="T13">;</text:span><text:span text:style-name="T14">  //reception type potentiometre selon vol sonore</text:span></text:p>
      <text:p text:style-name="P10">    <text:span text:style-name="T13">oldIntMSonAv = </text:span><text:span text:style-name="T15">0</text:span><text:span text:style-name="T13">;</text:span></text:p>
      <text:p text:style-name="P10">    <text:span text:style-name="T13">oldIntMSonGche = </text:span><text:span text:style-name="T15">0</text:span><text:span text:style-name="T13">;</text:span></text:p>
      <text:p text:style-name="P10">    <text:span text:style-name="T13">oldIntMSonDrt = </text:span><text:span text:style-name="T15">0</text:span><text:span text:style-name="T13">;</text:span></text:p>
      <text:p text:style-name="P8"/>
      <text:h text:style-name="P11" text:outline-level="1"><text:bookmark-start text:name="__RefHeading___Toc5800_2610447220"/>Buzzer <text:bookmark-end text:name="__RefHeading___Toc5800_2610447220"/></text:h>
      <text:p text:style-name="P12"><text:span text:style-name="T16">facultatif <text:line-break/>Arduino : l 190<text:line-break/>Pour melody ,… biblothèque </text:span><text:span text:style-name="T5">//#include "pitches.h"... ZZ REVOIR Buzzer pb compile avec #include &lt;TonePitch.h&gt;... https://www.arduino.cc/en/Tutorial/BuiltInExamples/toneMelody </text:span></text:p>
      <text:p text:style-name="P13"><text:line-break/></text:p>
      <text:p text:style-name="P14"><text:s/>//Buzzer - Emetteur son - zz Remplacer par une emission via SE</text:p>
      <text:p text:style-name="P14"><text:s text:c="4"/>//pinMode (activeBuzzerPin, OUTPUT);</text:p>
      <text:p text:style-name="P14"><text:s text:c="4"/>//frequenceBuzzer=0;</text:p>
      <text:p text:style-name="P14"><text:s text:c="4"/>//intensiteBuzzer=3;</text:p>
      <text:p text:style-name="P14"><text:s text:c="4"/>//buzzerTpsFin=0;</text:p>
      <text:p text:style-name="P14"><text:s text:c="7"/></text:p>
      <text:p text:style-name="P14"><text:s/></text:p>
      <text:p text:style-name="P14"><text:s/>//Initialisation tablette &amp; variables (utilisé aussi si arrêt) ZZ suppression utilisait LCD pour bonjour,... message d'accueil </text:p>
      <text:p text:style-name="P14"><text:s text:c="3"/>//iniTablette();</text:p>
      <text:p text:style-name="P13"/>
      <text:h text:style-name="P11" text:outline-level="1"><text:bookmark-start text:name="__RefHeading___Toc5802_2610447220"/>Encodeurs des moteurs<text:bookmark-end text:name="__RefHeading___Toc5802_2610447220"/></text:h>
      <text:p text:style-name="P15">Arduino : </text:p>
      <text:p text:style-name="P15"/>
      <text:p text:style-name="P16"><text:span text:style-name="T17">#include</text:span> <text:span text:style-name="T18">&lt;Encoder.h&gt;</text:span> </text:p>
      <text:p text:style-name="P15">//Encodeur des mvt moteurs</text:p>
      <text:p text:style-name="P15"/>
      <text:p text:style-name="P5">Encoder <text:span text:style-name="T19">knobLeft</text:span><text:span text:style-name="T20">(</text:span><text:span text:style-name="T18">2</text:span>,<text:span text:style-name="T18">19</text:span><text:span text:style-name="T20">)</text:span>;<text:span text:style-name="T6">             //Moteur - creation des deux encodeurs avec les num. des pins spécifiques de mega ici sur 2 interruptions par encodeur</text:span></text:p>
      <text:p text:style-name="P5">Encoder <text:span text:style-name="T19">knobRight</text:span><text:span text:style-name="T20">(</text:span><text:span text:style-name="T18">18</text:span>,<text:span text:style-name="T18">3</text:span><text:span text:style-name="T20">)</text:span>;<text:span text:style-name="T6">            //une inversion entre canal A et B change +- des tics</text:span></text:p>
      <text:p text:style-name="P13"/>
      <text:p text:style-name="P15">/*Encodeurs &amp; interruptions associées  - Traitement des nbre de tick </text:p>
      <text:p text:style-name="P6">- source club robot de l'ouest et https://makeitwithconrad.fr/tutoriel/robot-se-reperant-dans-lespace-grace-a-ses-encodeurs/ </text:p>
      <text:p text:style-name="P6">- Numéros des intéruptions (voir onenote programation arduino interruption)</text:p>
      <text:p text:style-name="P6">- canalA encodeur Gauche - Pin 19 equivallent interrupt 4 - canalA encodeur Droit - equivallent interrupt 5 </text:p>
      <text:p text:style-name="P6">- canalB encodeur Droit - equivallent interrupt 1 mais pas use en interrupt - canal B encodeur Gauche - equivallent interrupt 0 mais pas use en interrupt</text:p>
      <text:p text:style-name="P6">- pin 19 - num interruption du pin 19 moteur G canal A interrup5 pin 18**/</text:p>
      <text:p text:style-name="P5"><text:span text:style-name="T8">const</text:span> <text:span text:style-name="T8">int</text:span> pinMGcanA = <text:span text:style-name="T18">19</text:span>, pinMDcanA = <text:span text:style-name="T18">18</text:span>, pinMDcanB = <text:span text:style-name="T18">3</text:span>, pinMGcanB = <text:span text:style-name="T18">2</text:span>, interrupGA = <text:span text:style-name="T18">4</text:span>, interrupDA = <text:span text:style-name="T18">5</text:span>;</text:p>
      <text:p text:style-name="P5"><text:span text:style-name="T8">const</text:span> <text:span text:style-name="T8">int</text:span> canalBG = <text:span text:style-name="T18">0</text:span>, canalBD = <text:span text:style-name="T18">1</text:span>;<text:span text:style-name="T6"> //pin 3 - canal B moteur Droit peut être mis sur pin numérique sans interruption ds ce programme</text:span></text:p>
      <text:p text:style-name="P5">boolean odometrie = <text:span text:style-name="T18">0</text:span>, oldOdometrie = <text:span text:style-name="T18">0</text:span> ;<text:span text:style-name="T6"> // activation odometrie inclue activation test variation encodeurs</text:span></text:p>
      <text:p text:style-name="P5"><text:span text:style-name="T8">int</text:span> codeDir;<text:span text:style-name="T6">//0 pour arrêt 1 pour calcul transmis à moteur</text:span></text:p>
      <text:p text:style-name="P17"/>
      <text:p text:style-name="P6">/** attention valeur à étalonner  en  réel sur le robot (qd modif moteur, poids,...)</text:p>
      <text:p text:style-name="P18"> <text:span text:style-name="T13">-  remettre const  qd val fixée 14 tic/mm  soit : constant pour transfo nbre tic en millimetre (vérifier valeur par test sur 1m de déplacement)</text:span></text:p>
      <text:p text:style-name="P18"> <text:span text:style-name="T13">-  coeff Angle -  tour 360° 4480 tic 1 tic = 0.08035 °// 72.5 tic/mm constante pour transfo nbre tic en degrés (vérifier valeur par test sur dix tours)</text:span></text:p>
      <text:p text:style-name="P18"> <text:span text:style-name="T13">-  Variables (compteurs) qui vont stocker le nombre de tics comptés pour chaque codeur*/</text:span></text:p>
      <text:p text:style-name="P5"><text:span text:style-name="T8">double</text:span> coeffGLong = <text:span text:style-name="T18">0.0712</text:span>, coeffDLong = <text:span text:style-name="T18">0.0712</text:span>, coeffGAngl = <text:span text:style-name="T18">0.08035</text:span>, coeffDAngl = <text:span text:style-name="T18">0.08035</text:span>;<text:span text:style-name="T6">//0.0138;//imp je met petite différence d'angle pour éviter les 0</text:span></text:p>
      <text:p text:style-name="P5"><text:span text:style-name="T8">long</text:span> comptD = <text:span text:style-name="T18">0</text:span>, comptG = <text:span text:style-name="T18">0</text:span>, oldComptD = <text:span text:style-name="T18">0</text:span> , oldComptG = <text:span text:style-name="T18">0</text:span>;</text:p>
      <text:p text:style-name="P5"><text:span text:style-name="T8">int</text:span> nAsser;<text:span text:style-name="T6">//nbre de boucle asservissement</text:span></text:p>
      <text:p text:style-name="P5"><text:span text:style-name="T8">double</text:span> xR = <text:span text:style-name="T18">0.</text:span> , yR = <text:span text:style-name="T18">0.</text:span>, xC = <text:span text:style-name="T18">1000.</text:span> , yC = <text:span text:style-name="T18">1000.</text:span>;<text:span text:style-name="T6"> // Variables contenant les positions du robots en x et y (R pour robot), idem cible avec val différente pour test</text:span></text:p>
      <text:p text:style-name="P5"><text:span text:style-name="T8">double</text:span> dDist = <text:span text:style-name="T18">0.</text:span> ,  dAngl = <text:span text:style-name="T18">0.</text:span>;<text:span text:style-name="T6">                   // variables contenant les delta : position et angle</text:span></text:p>
      <text:p text:style-name="P5"><text:span text:style-name="T8">double</text:span> orientation = <text:span text:style-name="T18">0.</text:span>;<text:span text:style-name="T6">                           //Variable contenant le cap du robot</text:span></text:p>
      <text:p text:style-name="P5"><text:span text:style-name="T8">double</text:span> aRC = <text:span text:style-name="T18">0.</text:span> ,  consigneOrientation = <text:span text:style-name="T18">0.</text:span>;<text:span text:style-name="T6">       // aRC angle entre robot et cible et consigneOrientation</text:span></text:p>
      <text:p text:style-name="P5"><text:soft-page-break/><text:span text:style-name="T8">int</text:span> signe = <text:span text:style-name="T18">1</text:span>;<text:span text:style-name="T6">                                     //Variable permettant de savoir si la cible est à gauche ou à droite du robot.</text:span></text:p>
      <text:p text:style-name="P5"><text:span text:style-name="T8">double</text:span> distanceCible = <text:span text:style-name="T18">0.</text:span>;<text:span text:style-name="T6">                         //Variable contenant la distance entre le robot et la cible</text:span></text:p>
      <text:p text:style-name="P5"><text:span text:style-name="T8">double</text:span> coeffP = <text:span text:style-name="T18">5.0</text:span> , coeffD = <text:span text:style-name="T18">3.0</text:span>;<text:span text:style-name="T6">                //Variables parametrant l'asservissement en angle du robot</text:span></text:p>
      <text:p text:style-name="P5">String rzIni, rzCible, rcActuel;<text:span text:style-name="T6">                   //3 chaines de type x158y41 pour ref position</text:span></text:p>
      <text:p text:style-name="P5"><text:span text:style-name="T8">double</text:span> oR = <text:span text:style-name="T18">0.</text:span>,erreurAngle = <text:span text:style-name="T18">0.</text:span>, erreurPre = <text:span text:style-name="T18">0.</text:span>, vAngl= <text:span text:style-name="T18">0.</text:span> ,  deltaErreur = <text:span text:style-name="T18">0.</text:span>;<text:span text:style-name="T6">//vAngl et delaErreur - Variables utilisées pour asservir le robot</text:span></text:p>
      <text:p text:style-name="P5"><text:span text:style-name="T8">int</text:span> cmdG = <text:span text:style-name="T18">0</text:span>, cmdD = <text:span text:style-name="T18">0</text:span>;<text:span text:style-name="T6"> ////Variables représentant les commandes à envoyer aux moteurs</text:span></text:p>
      <text:p text:style-name="P6">// Fin Déclaration encodeurs</text:p>
      <text:p text:style-name="P13"/>
      <text:h text:style-name="P11" text:outline-level="1"><text:bookmark-start text:name="__RefHeading___Toc5804_2610447220"/>Moteurs de Propulsion<text:bookmark-end text:name="__RefHeading___Toc5804_2610447220"/></text:h>
      <text:p text:style-name="P19">arduino Mega</text:p>
      <text:p text:style-name="P19"/>
      <text:p text:style-name="P19">/***********Moteurs propulsion constructeur*************************</text:p>
      <text:p text:style-name="P19"><text:s/>- acceleration : de 1 à 4 , 4 max pas de délai) 0 possible indirectement pour arrêt moteur</text:p>
      <text:p text:style-name="P19"><text:s/>- boiteVitesse : val de 0 à 9 - 1 seul caractère pour vitesse de réaction</text:p>
      <text:p text:style-name="P19"><text:s/>- directionMoteur val de : 0 arrêt à 8 sens des aiguilles d'une montre en partant de l'avant.*/</text:p>
      <text:p text:style-name="P19">char acceleration, boiteVitesse, directionMoteur;</text:p>
      <text:p text:style-name="P19">boolean autoriseMoteur = false;</text:p>
      <text:p text:style-name="P19">//intermédiaire du constructeur - initialisation tableau de char qu'au moment de la déclaration - pointeur 1er caractère 0 et non 1 par contre declaration nbre caractère =1 pour 0/</text:p>
      <text:p text:style-name="P19">char transMoteurP[8] = <text:s/>{'&lt;','0',',','0',',','0','&gt;'}, oldTransMoteurP[8] = {'&lt;','0',',','0',',','0','&gt;'}, transMoteurAuto [20]; //conservation valeur de transMoteur antérieure</text:p>
      <text:p text:style-name="P19"/>
      <text:p text:style-name="P20">Setup arduino moteur :</text:p>
      <text:p text:style-name="P21"><text:s text:c="3"/>//Moteurs propulsion</text:p>
      <text:p text:style-name="P21"><text:s text:c="4"/>acceleration='1';//de 1 à 4 , 4 max pas de délai) 0 possible indirectement pour arrêt moteur </text:p>
      <text:p text:style-name="P21"><text:s text:c="4"/>boiteVitesse='0';//val de 0 à 9 - 1 seul caractère pour vitesse de réaction</text:p>
      <text:p text:style-name="P21"><text:s text:c="4"/>directionMoteur = '0';// <text:s/></text:p>
      <text:p text:style-name="P21"><text:s text:c="4"/>comptG <text:s/>= -999;//variable position initial arbitraire seront automatiquement initialisée ds le loop (utilisé en mode oldPosition)</text:p>
      <text:p text:style-name="P21"><text:s text:c="4"/>comptD = -999;</text:p>
      <text:h text:style-name="P11" text:outline-level="1"><text:bookmark-start text:name="__RefHeading___Toc6444_2610447220"/>Servomoteurs<text:bookmark-end text:name="__RefHeading___Toc6444_2610447220"/></text:h>
      <text:p text:style-name="P22">/********* Création des servomoteurs / articulation - pin attach ds setup ainsi que val ini et correction</text:p>
      <text:p text:style-name="P6">Base code  http://www.arduino.cc/en/Tutorial/Sweep  */</text:p>
      <text:p text:style-name="P5">Servo servoTGD, servoTHB, servoBase;<text:span text:style-name="T6"> // création des 3 servomoteurs : thb tete haut bas tgd tegauche droite et base pour le corps</text:span></text:p>
      <text:p text:style-name="P5">boolean contrManuelServoTGD=<text:span text:style-name="T18">false</text:span>, contrManuelServoTHB=<text:span text:style-name="T18">false</text:span>, contrManuelServoBase=<text:span text:style-name="T18">false</text:span>;<text:span text:style-name="T6"> // pour inverser !var initialiser dans le setup ?</text:span></text:p>
      <text:p text:style-name="P6">// variable de position  du servo 0 position milieu du mvt potentiel, delta lié à fixation ini servo entre le 90 du moteur et le 90 de l'axe du robot</text:p>
      <text:p text:style-name="P6">// positionReeldesServos suffixeR - position réel , Max et minimum acceptable ds le mvt, une ligne de var par servo angle reel - degre reel lu à un instant t</text:p>
      <text:p text:style-name="P5"><text:span text:style-name="T8">int</text:span> posServoTGD,correctionPosServoTGD, posServoTGDR, oldPosServoTGDR, posServoTGDRMax=<text:span text:style-name="T18">210</text:span>, posServoTGDRMin=-<text:span text:style-name="T18">30</text:span>, degreTGD;<text:span text:style-name="T6">  // MAX MIN ATTENTION  AUX SIGNES    </text:span></text:p>
      <text:p text:style-name="P5"><text:span text:style-name="T8">int</text:span> posServoTHB,correctionPosServoTHB, posServoTHBR, oldPosServoTHBR, posServoTHBRMax=<text:span text:style-name="T18">80</text:span>, posServoTHBRMin=<text:span text:style-name="T18">20</text:span>, degreTHB;<text:span text:style-name="T6">    // MAX MIN ATTENTION  AUX SIGNES </text:span></text:p>
      <text:p text:style-name="P5"><text:span text:style-name="T8">int</text:span> posServoBase,correctionPosServoBase, posServoBaseR, oldPosServoBaseR, posServoBaseRMax=<text:span text:style-name="T18">80</text:span>, posServoBaseRMin=<text:span text:style-name="T18">20</text:span>, degreBase;<text:span text:style-name="T6">  // MAX MIN ATTENTION  AUX SIGNES</text:span></text:p>
      <text:p text:style-name="P23"/>
      <text:p text:style-name="P23"/>
      <text:p text:style-name="P23">Servo / setup de arduino : </text:p>
      <text:p text:style-name="P22">//ini servomoteur - posServoTGD affichage apparant écran, mais on passe par posServoTGDR qui correspond au réel moteur et aux commandes passées à tablette décalage de 90</text:p>
      <text:p text:style-name="P18">  <text:span text:style-name="T13">// attention si changement à la main peut-être besoin d'écrire les val avec delais pour éviter mvt violent? zz</text:span></text:p>
      <text:p text:style-name="P10">  <text:span text:style-name="T11">servoTGD</text:span><text:span text:style-name="T13">.</text:span><text:span text:style-name="T11">attach</text:span><text:span text:style-name="T12">(</text:span><text:span text:style-name="T15">4</text:span><text:span text:style-name="T12">)</text:span><text:span text:style-name="T13">;</text:span><text:span text:style-name="T14">// la bibliothèque servo met par defaut dès l'attach le servo à 90° pour un mvt 0 à 180</text:span></text:p>
      <text:p text:style-name="P18">  <text:span text:style-name="T13">//degreTGD = servoTGD.read();</text:span></text:p>
      <text:p text:style-name="P10">  <text:span text:style-name="T13">correctionPosServoTGD  = </text:span><text:span text:style-name="T15">30</text:span><text:span text:style-name="T13">;</text:span></text:p>
      <text:p text:style-name="P10">  <text:span text:style-name="T13">oldPosServoTGDR= posServoTGDR= degreTGD= correctionPosServoTGD;</text:span><text:span text:style-name="T14"> //permet d'initaliser une version initiale de posServoTGDR</text:span></text:p>
      <text:p text:style-name="P10">  <text:span text:style-name="T13">posServoTGD=degreTGD-correctionPosServoTGD;</text:span></text:p>
      <text:p text:style-name="P18">  <text:span text:style-name="T13">//if (testPosTete){Serial.print("servoangle : ");Serial.println (degreTGD);}</text:span></text:p>
      <text:p text:style-name="P10">  <text:span text:style-name="T11">servoTGD</text:span><text:span text:style-name="T13">.</text:span><text:span text:style-name="T11">write</text:span><text:span text:style-name="T12">(</text:span><text:span text:style-name="T13">correctionPosServoTGD</text:span><text:span text:style-name="T12">)</text:span><text:span text:style-name="T13">;</text:span></text:p>
      <text:p text:style-name="P10">  <text:span text:style-name="T11">delay</text:span><text:span text:style-name="T12">(</text:span><text:span text:style-name="T15">300</text:span><text:span text:style-name="T12">)</text:span><text:span text:style-name="T13">;</text:span></text:p>
      <text:p text:style-name="P10">  <text:span text:style-name="T11">servoTGD</text:span><text:span text:style-name="T13">.</text:span><text:span text:style-name="T11">detach</text:span><text:span text:style-name="T12">()</text:span><text:span text:style-name="T13">;</text:span></text:p>
      <text:p text:style-name="P10">  </text:p>
      <text:p text:style-name="P18">  <text:span text:style-name="T13">//iniservoTGD();</text:span></text:p>
      <text:p text:style-name="P10"> </text:p>
      <text:p text:style-name="P17"/>
      <text:p text:style-name="P18">  <text:span text:style-name="T13">/******base servo  zz avril à etalonner*****/</text:span></text:p>
      <text:p text:style-name="P10">  <text:span text:style-name="T11">servoBase</text:span><text:span text:style-name="T13">.</text:span><text:span text:style-name="T11">attach</text:span><text:span text:style-name="T12">(</text:span><text:span text:style-name="T15">9</text:span><text:span text:style-name="T12">)</text:span><text:span text:style-name="T13">;</text:span><text:span text:style-name="T14">            // la bibliothèque servo met par defaut dès l'attach le servo à 90° pour un mvt 0 à 180</text:span></text:p>
      <text:p text:style-name="P10">  <text:span text:style-name="T13">correctionPosServoBase =</text:span><text:span text:style-name="T15">20</text:span><text:span text:style-name="T13">;</text:span><text:span text:style-name="T14">     // voir si zero vertical ou horizontal</text:span></text:p>
      <text:p text:style-name="P10"><text:soft-page-break/>  <text:span text:style-name="T13">oldPosServoBaseR= posServoBase= degreBase= correctionPosServoBase;</text:span><text:span text:style-name="T14">//servoBase.read();//initialise les valeurs à la position courante dans le setup pour éviter mvt intempestif</text:span></text:p>
      <text:p text:style-name="P10">  <text:span text:style-name="T11">servoBase</text:span><text:span text:style-name="T13">.</text:span><text:span text:style-name="T11">write</text:span><text:span text:style-name="T12">(</text:span><text:span text:style-name="T13">correctionPosServoBase</text:span><text:span text:style-name="T12">)</text:span><text:span text:style-name="T13">;</text:span></text:p>
      <text:p text:style-name="P10">  <text:span text:style-name="T13">posServoBase = posServoBase+correctionPosServoBase;</text:span><text:span text:style-name="T14">// verif signe ?</text:span></text:p>
      <text:p text:style-name="P10">  <text:span text:style-name="T13">contrManuelServoBase = </text:span><text:span text:style-name="T15">false</text:span><text:span text:style-name="T13">;</text:span></text:p>
      <text:p text:style-name="P10">  <text:span text:style-name="T11">delay</text:span><text:span text:style-name="T12">(</text:span><text:span text:style-name="T15">1000</text:span><text:span text:style-name="T12">)</text:span><text:span text:style-name="T13">;</text:span><text:span text:style-name="T14">// ini 200</text:span></text:p>
      <text:p text:style-name="P10">  <text:span text:style-name="T11">servoBase</text:span><text:span text:style-name="T13">.</text:span><text:span text:style-name="T11">detach</text:span><text:span text:style-name="T12">()</text:span><text:span text:style-name="T13">;</text:span></text:p>
      <text:p text:style-name="P10">   </text:p>
      <text:p text:style-name="P18">   <text:span text:style-name="T13">//servoTGD Mvt Vertical (THB) zz déterminer les min max</text:span></text:p>
      <text:p text:style-name="P10">  <text:span text:style-name="T11">servoTHB</text:span><text:span text:style-name="T13">.</text:span><text:span text:style-name="T11">attach</text:span><text:span text:style-name="T12">(</text:span><text:span text:style-name="T15">5</text:span><text:span text:style-name="T12">)</text:span><text:span text:style-name="T13">;</text:span><text:span text:style-name="T14">// la bibliothèque servo met par defaut dès l'attach le servo à 90° pour un mvt 0 à 180</text:span></text:p>
      <text:p text:style-name="P10">  <text:span text:style-name="T13">correctionPosServoTHB=</text:span><text:span text:style-name="T15">45</text:span><text:span text:style-name="T13">;</text:span></text:p>
      <text:p text:style-name="P10">  <text:span text:style-name="T13">oldPosServoTHBR= posServoTHB= degreTHB= correctionPosServoTHB;</text:span><text:span text:style-name="T14">//servoTHB.read();//initialise les valeurs à la position courante dans le setup pour éviter mvt intempestif</text:span></text:p>
      <text:p text:style-name="P10">  <text:span text:style-name="T13">posServoTHB = posServoTHB+correctionPosServoTHB;</text:span></text:p>
      <text:p text:style-name="P18">  <text:span text:style-name="T13">//position thb fonction corps 20 tete vers avant qd corps vertical 45 idem qd corps à l'équilibre un peut en arrière, 80 qd corps couché  vertical  et 85 coucher (zz averif) on garde la position précédente</text:span></text:p>
      <text:p text:style-name="P18">  <text:span text:style-name="T13">//servoTHB.write(degreTHB); // inutile ici car val basé sur lecture garder pour test ini</text:span></text:p>
      <text:p text:style-name="P10">  <text:span text:style-name="T11">servoTHB</text:span><text:span text:style-name="T13">.</text:span><text:span text:style-name="T11">write</text:span><text:span text:style-name="T12">(</text:span><text:span text:style-name="T13">correctionPosServoTHB</text:span><text:span text:style-name="T12">)</text:span><text:span text:style-name="T13">;</text:span><text:span text:style-name="T14">//test</text:span></text:p>
      <text:p text:style-name="P10">  <text:span text:style-name="T11">delay</text:span><text:span text:style-name="T12">(</text:span><text:span text:style-name="T15">100</text:span><text:span text:style-name="T12">)</text:span><text:span text:style-name="T13">;</text:span></text:p>
      <text:p text:style-name="P10">  <text:span text:style-name="T11">servoTHB</text:span><text:span text:style-name="T13">.</text:span><text:span text:style-name="T11">detach</text:span><text:span text:style-name="T12">()</text:span><text:span text:style-name="T13">;</text:span></text:p>
      <text:p text:style-name="P10">  </text:p>
      <text:p text:style-name="P10">  <text:span text:style-name="T13">contrManuelServoTHB = </text:span><text:span text:style-name="T15">false</text:span><text:span text:style-name="T13">;</text:span></text:p>
      <text:p text:style-name="P23"><text:line-break/><text:span text:style-name="T21">Dans Loop : Attention verif si testPosTete est inactif</text:span></text:p>
      <text:h text:style-name="P11" text:outline-level="1"><text:bookmark-start text:name="__RefHeading___Toc5806_2610447220"/>Leds NeoPixerls<text:bookmark-end text:name="__RefHeading___Toc5806_2610447220"/></text:h>
      <text:p text:style-name="P12"><text:span text:style-name="T16">Arduino <text:line-break/></text:span><text:span text:style-name="T22">#include</text:span><text:span text:style-name="T23"> </text:span><text:span text:style-name="T24">&lt;Adafruit_NeoPixel.h&gt;</text:span></text:p>
      <text:p text:style-name="P12"><text:span text:style-name="T16">déclaration d’objet : <text:line-break/></text:span><text:span text:style-name="T5">//Led programmable</text:span></text:p>
      <text:p text:style-name="P5">Adafruit_NeoPixel ringPixels = <text:span text:style-name="T19">Adafruit_NeoPixel</text:span><text:span text:style-name="T20">(</text:span><text:span text:style-name="T18">13</text:span>, <text:span text:style-name="T18">6</text:span>, NEO_RGB + NEO_KHZ800<text:span text:style-name="T20">)</text:span>;<text:span text:style-name="T6"> // Led Ring</text:span></text:p>
      <text:p text:style-name="P5">Adafruit_NeoPixel rubanPixels = <text:span text:style-name="T19">Adafruit_NeoPixel</text:span><text:span text:style-name="T20">(</text:span><text:span text:style-name="T18">15</text:span>, <text:span text:style-name="T18">10</text:span>, NEO_RGB + NEO_KHZ400<text:span text:style-name="T20">)</text:span>;<text:span text:style-name="T6"> //Led Ruban - LED WS2811 1903 - programmable - 60 mA par Led 15 </text:span><text:span text:style-name="T25">leds</text:span></text:p>
      <text:p text:style-name="P24"/>
      <text:p text:style-name="P15">/**********LED - Gestion des Led neopixel, attention aux delays si utilisé, ils impactent tout le programme</text:p>
      <text:p text:style-name="P6">- NeoPixel color format &amp; data rate. See the strandtest example for</text:p>
      <text:p text:style-name="P6">- verif les val possible sur https://wiki.mchobby.be/index.php?title=NeoPixel-UserGuide-Arduino&amp;mobileaction=toggle_view_desktop </text:p>
      <text:p text:style-name="P6">- Chaques objets neopixels sur des broches différentes ******/</text:p>
      <text:p text:style-name="P5"><text:span text:style-name="T17">#define</text:span> <text:span text:style-name="T19">DELAYVAL</text:span> <text:span text:style-name="T18">50</text:span><text:span text:style-name="T6"> // Time (in milliseconds) pour effets sur pixels - ATTENTION impact tous le programme / durée loop original 500</text:span></text:p>
      <text:p text:style-name="P17"/>
      <text:p text:style-name="P6">/*********creation objet lumière ring neopixel strip_a=Adafruit_Neopixel(ringNumPixels, ringLedPin, Neo_RGB + NEO_KHZ800)*****/</text:p>
      <text:p text:style-name="P5"><text:span text:style-name="T8">int</text:span> ringLedPin = <text:span text:style-name="T18">6</text:span>, ringNumPixels   = <text:span text:style-name="T18">12</text:span>;<text:span text:style-name="T6"> // 60 ma par led 12 led max 600 ma alors que la 5V de arduino max 500 prévoir alim externe- ini pin 10 - ini ringLedPin</text:span></text:p>
      <text:p text:style-name="P5">boolean activeRing = <text:span text:style-name="T18">0</text:span>;<text:span text:style-name="T6">                   //activer ou non</text:span></text:p>
      <text:p text:style-name="P5">String ringCouleurLibre, couleurRing;<text:span text:style-name="T6">     // revoir pas ds setup</text:span></text:p>
      <text:p text:style-name="P5"><text:span text:style-name="T8">int</text:span> intensiteRing, frequenceRing;<text:span text:style-name="T6">         // int luz et frequence</text:span></text:p>
      <text:p text:style-name="P5"><text:span text:style-name="T8">int</text:span> redRC, greenRC, blueRC;<text:span text:style-name="T6">               // val RGB du ring</text:span></text:p>
      <text:p text:style-name="P5"><text:span text:style-name="T8">unsigned</text:span> <text:span text:style-name="T8">long</text:span> ringTpsFin;<text:span text:style-name="T6">                 // actualisation avecmillis()-evite affichage long</text:span></text:p>
      <text:p text:style-name="P17"/>
      <text:p text:style-name="P6">/*********creation objet lumière bande neopixel Adafruit_NeoPixel strip_b  Adafruit_Neopixel(15, 10, NEO_RGB + NEO_KHZ400 );*****/</text:p>
      <text:p text:style-name="P5"><text:span text:style-name="T8">int</text:span> rubanLedPin = <text:span text:style-name="T18">10</text:span>, rubanNumPixels   = <text:span text:style-name="T18">15</text:span>;</text:p>
      <text:p text:style-name="P5">boolean activeRubanLed=<text:span text:style-name="T18">0</text:span>;<text:span text:style-name="T6">//activer ou non</text:span></text:p>
      <text:p text:style-name="P5">boolean rubanFuite= <text:span text:style-name="T18">false</text:span>, rubanSuivre= <text:span text:style-name="T18">false</text:span>, rubanTourne= <text:span text:style-name="T18">false</text:span>, rubanEmotion= <text:span text:style-name="T18">false</text:span>;</text:p>
      <text:p text:style-name="P5"><text:span text:style-name="T8">int</text:span> intensiteRubanLed, frequenceRubanLed;</text:p>
      <text:p text:style-name="P5"><text:span text:style-name="T8">int</text:span> redRB,greenRB, blueRB;</text:p>
      <text:p text:style-name="P5"><text:span text:style-name="T8">unsigned</text:span> <text:span text:style-name="T8">long</text:span> rubanTpsFin;<text:span text:style-name="T6"> // actualisation avecmillis()-evite affichage long</text:span></text:p>
      <text:p text:style-name="P17"/>
      <text:p text:style-name="P6">/********Emotion RGB - ajout possible clignotement fondu... ZZ NRGB remplacer à terme par NewRGB-LED*******/</text:p>
      <text:p text:style-name="P5"><text:span text:style-name="T8">const</text:span> <text:span text:style-name="T8">int</text:span> emotionBluePin = <text:span text:style-name="T18">46</text:span>, emotionGreenPin = <text:span text:style-name="T18">44</text:span>, emotionRedPin = <text:span text:style-name="T18">45</text:span>;</text:p>
      <text:p text:style-name="P5"><text:span text:style-name="T8">int</text:span> redMValue, greenMValue, blueMValue;</text:p>
      <text:p text:style-name="P5"><text:span text:style-name="T8">unsigned</text:span> <text:span text:style-name="T8">long</text:span> boutonTpsFin;</text:p>
      <text:p text:style-name="P6">/*********Controle manuel de la boule émotion  (Gyrophare) ZZ NRGB ***********/</text:p>
      <text:p text:style-name="P5">boolean boutonControl=<text:span text:style-name="T18">1</text:span>; </text:p>
      <text:p text:style-name="P5">boolean boutonVert, boutonJaune, boutonRouge;<text:span text:style-name="T6">//bouton G - J - R</text:span></text:p>
      <text:p text:style-name="P5"><text:soft-page-break/><text:span text:style-name="T8">int</text:span> frequenceGyro, nbBoucleLoop;<text:span text:style-name="T6">// frequence gyrophare (clignotement)- nb boucle use width gyrophare frequence</text:span></text:p>
      <text:p text:style-name="P13"/>
      <text:p text:style-name="P25"><text:span text:style-name="T26">Setup des leds </text:span><text:span text:style-name="T27"><text:line-break/></text:span><text:span text:style-name="T5">//ini ring led neopixel lumière</text:span></text:p>
      <text:p text:style-name="P6">//create a new NeoPixel object dynamically with these values:</text:p>
      <text:p text:style-name="P5">activeRing=<text:span text:style-name="T18">1</text:span>;</text:p>
      <text:p text:style-name="P5">ringLedPin=<text:span text:style-name="T18">6</text:span>;</text:p>
      <text:p text:style-name="P5">ringNumPixels=<text:span text:style-name="T18">13</text:span>;</text:p>
      <text:p text:style-name="P6">//ringPixels = new Adafruit_NeoPixel(ringNumPixels, ringLedPin, ringPixelFormat);</text:p>
      <text:p text:style-name="P6">//lancement des fonctions par indirection (-&gt;)</text:p>
      <text:p text:style-name="P18">   <text:span text:style-name="T13">//lancement des fonctions par indirection (-&gt;)</text:span></text:p>
      <text:p text:style-name="P10">   <text:span text:style-name="T11">ringPixels</text:span><text:span text:style-name="T13">.</text:span><text:span text:style-name="T11">begin</text:span><text:span text:style-name="T12">()</text:span><text:span text:style-name="T13">;</text:span><text:span text:style-name="T14"> // INITIALIZE NeoPixel strip object (REQUIRED)</text:span></text:p>
      <text:p text:style-name="P10">   <text:span text:style-name="T11">ringPixels</text:span><text:span text:style-name="T13">.</text:span><text:span text:style-name="T11">show</text:span><text:span text:style-name="T12">()</text:span><text:span text:style-name="T13">;</text:span><text:span text:style-name="T14">//en debut initialise à vide l'affichage </text:span></text:p>
      <text:p text:style-name="P10">   <text:span text:style-name="T11">ringPixels</text:span><text:span text:style-name="T13">.</text:span><text:span text:style-name="T11">fill</text:span><text:span text:style-name="T12">(</text:span><text:span text:style-name="T11">ringPixels</text:span><text:span text:style-name="T13">.</text:span><text:span text:style-name="T11">Color</text:span><text:span text:style-name="T12">(</text:span><text:span text:style-name="T15">255</text:span><text:span text:style-name="T13">,</text:span><text:span text:style-name="T15">0</text:span><text:span text:style-name="T13">,</text:span><text:span text:style-name="T15">0</text:span><text:span text:style-name="T12">)</text:span><text:span text:style-name="T13">,</text:span><text:span text:style-name="T15">4</text:span><text:span text:style-name="T13">,</text:span><text:span text:style-name="T15">5</text:span><text:span text:style-name="T12">)</text:span><text:span text:style-name="T13">;</text:span><text:span text:style-name="T14">   // allume la led 1,2,3 et 4  en vert</text:span></text:p>
      <text:p text:style-name="P10">   <text:span text:style-name="T11">ringPixels</text:span><text:span text:style-name="T13">.</text:span><text:span text:style-name="T11">show</text:span><text:span text:style-name="T12">()</text:span><text:span text:style-name="T13">;</text:span></text:p>
      <text:p text:style-name="P10">   <text:span text:style-name="T13">ringTpsFin=</text:span><text:span text:style-name="T11">millis</text:span><text:span text:style-name="T12">()</text:span><text:span text:style-name="T13">+</text:span><text:span text:style-name="T15">2000</text:span><text:span text:style-name="T13">;</text:span></text:p>
      <text:p text:style-name="P17"/>
      <text:p text:style-name="P10">   <text:span text:style-name="T13">activeRing=</text:span><text:span text:style-name="T15">1</text:span><text:span text:style-name="T13">;</text:span></text:p>
      <text:p text:style-name="P10">   <text:span text:style-name="T13">greenRC=</text:span><text:span text:style-name="T15">255</text:span><text:span text:style-name="T13">;redRC=</text:span><text:span text:style-name="T15">0</text:span><text:span text:style-name="T13">;blueRC=</text:span><text:span text:style-name="T15">0</text:span><text:span text:style-name="T13">;intensiteRing=</text:span><text:span text:style-name="T15">50</text:span><text:span text:style-name="T13">;</text:span><text:span text:style-name="T14">//initialise val à bleu mais bonjour() modif</text:span></text:p>
      <text:p text:style-name="P10">   <text:span text:style-name="T11">ringColor</text:span><text:span text:style-name="T12">()</text:span><text:span text:style-name="T13">;</text:span></text:p>
      <text:p text:style-name="P10">     </text:p>
      <text:p text:style-name="P18"> <text:span text:style-name="T13">//ini ruban led neopixel lumière</text:span></text:p>
      <text:p text:style-name="P18">   <text:span text:style-name="T13">//create a new NeoPixel object dynamically with these values:</text:span></text:p>
      <text:p text:style-name="P10">   <text:span text:style-name="T13">activeRubanLed=</text:span><text:span text:style-name="T15">1</text:span><text:span text:style-name="T13">;</text:span></text:p>
      <text:p text:style-name="P6">//   rubanPixels = new Adafruit_NeoPixel(rubanNumPixels, rubanLedPin, rubanPixelFormat);</text:p>
      <text:p text:style-name="P18">   <text:span text:style-name="T13">//lancement des fonctions par indirection (-&gt;)</text:span></text:p>
      <text:p text:style-name="P10">   <text:span text:style-name="T11">rubanPixels</text:span><text:span text:style-name="T13">.</text:span><text:span text:style-name="T11">begin</text:span><text:span text:style-name="T12">()</text:span><text:span text:style-name="T13">;</text:span><text:span text:style-name="T14"> // INITIALIZE NeoPixel strip object (REQUIRED)</text:span></text:p>
      <text:p text:style-name="P10">   <text:span text:style-name="T11">rubanPixels</text:span><text:span text:style-name="T13">.</text:span><text:span text:style-name="T11">clear</text:span><text:span text:style-name="T12">()</text:span><text:span text:style-name="T13">;</text:span><text:span text:style-name="T14">//en debut initialise a vide affichage </text:span></text:p>
      <text:p text:style-name="P10">   <text:span text:style-name="T11">rubanPixels</text:span><text:span text:style-name="T13">.</text:span><text:span text:style-name="T11">fill</text:span><text:span text:style-name="T12">(</text:span><text:span text:style-name="T11">rubanPixels</text:span><text:span text:style-name="T13">.</text:span><text:span text:style-name="T11">Color</text:span><text:span text:style-name="T12">(</text:span><text:span text:style-name="T15">255</text:span><text:span text:style-name="T13">,</text:span><text:span text:style-name="T15">0</text:span><text:span text:style-name="T13">,</text:span><text:span text:style-name="T15">0</text:span><text:span text:style-name="T12">)</text:span><text:span text:style-name="T13">,</text:span><text:span text:style-name="T15">4</text:span><text:span text:style-name="T13">,</text:span><text:span text:style-name="T15">5</text:span><text:span text:style-name="T12">)</text:span><text:span text:style-name="T13">;</text:span><text:span text:style-name="T14">   // allume la led 1a 4  en vert</text:span></text:p>
      <text:p text:style-name="P10">   <text:span text:style-name="T11">rubanPixels</text:span><text:span text:style-name="T13">.</text:span><text:span text:style-name="T11">show</text:span><text:span text:style-name="T12">()</text:span><text:span text:style-name="T13">;</text:span></text:p>
      <text:p text:style-name="P10">   <text:span text:style-name="T13">rubanTpsFin=</text:span><text:span text:style-name="T11">millis</text:span><text:span text:style-name="T12">()</text:span><text:span text:style-name="T13">+</text:span><text:span text:style-name="T15">2000</text:span><text:span text:style-name="T13">;</text:span></text:p>
      <text:p text:style-name="P10">   <text:span text:style-name="T13">activeRubanLed=</text:span><text:span text:style-name="T15">1</text:span><text:span text:style-name="T13">; </text:span></text:p>
      <text:p text:style-name="P10">   <text:span text:style-name="T13">activeRing=</text:span><text:span text:style-name="T15">1</text:span><text:span text:style-name="T13">;</text:span></text:p>
      <text:p text:style-name="P10">   <text:span text:style-name="T13">greenRB=</text:span><text:span text:style-name="T15">255</text:span><text:span text:style-name="T13">;redRB=</text:span><text:span text:style-name="T15">0</text:span><text:span text:style-name="T13">;blueRB=</text:span><text:span text:style-name="T15">0</text:span><text:span text:style-name="T13">;intensiteRubanLed=</text:span><text:span text:style-name="T15">50</text:span><text:span text:style-name="T13">;</text:span><text:span text:style-name="T14">//initialise val à vert</text:span></text:p>
      <text:p text:style-name="P10">   <text:span text:style-name="T11">rubanLedColor</text:span><text:span text:style-name="T12">()</text:span><text:span text:style-name="T13">; </text:span></text:p>
      <text:p text:style-name="P10">   </text:p>
      <text:p text:style-name="P18">      <text:span text:style-name="T13">/* Définition des couleurs */</text:span></text:p>
      <text:p text:style-name="P5"><text:span text:style-name="T8">int</text:span> <text:span text:style-name="T19">RED</text:span>[<text:span text:style-name="T18">3</text:span>] = <text:span text:style-name="T20">{</text:span><text:span text:style-name="T18">255</text:span>, <text:span text:style-name="T18">0</text:span>, <text:span text:style-name="T18">0</text:span><text:span text:style-name="T20">}</text:span>;<text:span text:style-name="T6"> // Couleur Rouge</text:span></text:p>
      <text:p text:style-name="P5"><text:span text:style-name="T8">int</text:span> <text:span text:style-name="T19">GREEN</text:span>[<text:span text:style-name="T18">3</text:span>] = <text:span text:style-name="T20">{</text:span><text:span text:style-name="T18">0</text:span>, <text:span text:style-name="T18">255</text:span>, <text:span text:style-name="T18">0</text:span><text:span text:style-name="T20">}</text:span>;<text:span text:style-name="T6"> // Couleur Verte</text:span></text:p>
      <text:p text:style-name="P5"><text:span text:style-name="T8">int</text:span> <text:span text:style-name="T19">CYAN</text:span>[<text:span text:style-name="T18">3</text:span>] = <text:span text:style-name="T20">{</text:span><text:span text:style-name="T18">0</text:span>, <text:span text:style-name="T18">255</text:span>, <text:span text:style-name="T18">255</text:span><text:span text:style-name="T20">}</text:span>;<text:span text:style-name="T6"> // Couleur Cyan</text:span></text:p>
      <text:p text:style-name="P5"><text:span text:style-name="T8">int</text:span> <text:span text:style-name="T19">YELLOW</text:span>[<text:span text:style-name="T18">3</text:span>] = <text:span text:style-name="T20">{</text:span><text:span text:style-name="T18">255</text:span>, <text:span text:style-name="T18">125</text:span>, <text:span text:style-name="T18">0</text:span><text:span text:style-name="T20">}</text:span>;<text:span text:style-name="T6"> // Couleur Jaune</text:span></text:p>
      <text:p text:style-name="P5"><text:span text:style-name="T8">int</text:span> <text:span text:style-name="T19">ORANGE</text:span>[<text:span text:style-name="T18">3</text:span>] = <text:span text:style-name="T20">{</text:span><text:span text:style-name="T18">255</text:span>, <text:span text:style-name="T18">40</text:span>, <text:span text:style-name="T18">0</text:span><text:span text:style-name="T20">}</text:span>;<text:span text:style-name="T6"> // Couleur Orange</text:span></text:p>
      <text:p text:style-name="P5"><text:span text:style-name="T8">int</text:span> <text:span text:style-name="T19">PURPLE</text:span>[<text:span text:style-name="T18">3</text:span>] = <text:span text:style-name="T20">{</text:span><text:span text:style-name="T18">255</text:span>, <text:span text:style-name="T18">0</text:span> , <text:span text:style-name="T18">255</text:span><text:span text:style-name="T20">}</text:span>;<text:span text:style-name="T6"> // Couleur Violette</text:span></text:p>
      <text:p text:style-name="P6">//int PINK[3] = {255, 0, 100}; // Couleur Rose</text:p>
      <text:p text:style-name="P5"><text:span text:style-name="T8">int</text:span> <text:span text:style-name="T19">BLUE</text:span>[<text:span text:style-name="T18">3</text:span>] = <text:span text:style-name="T20">{</text:span><text:span text:style-name="T18">0</text:span>, <text:span text:style-name="T18">0</text:span>, <text:span text:style-name="T18">255</text:span><text:span text:style-name="T20">}</text:span>;<text:span text:style-name="T6"> // Couleur Bleu</text:span></text:p>
      <text:p text:style-name="P5"><text:soft-page-break/><text:span text:style-name="T8">int</text:span> <text:span text:style-name="T19">WHITE</text:span>[<text:span text:style-name="T18">3</text:span>] = <text:span text:style-name="T20">{</text:span><text:span text:style-name="T18">255</text:span>, <text:span text:style-name="T18">255</text:span>, <text:span text:style-name="T18">255</text:span><text:span text:style-name="T20">}</text:span>;<text:span text:style-name="T6"> // Couleur Blanche  </text:span></text:p>
      <text:p text:style-name="P26"/>
      <text:p text:style-name="P13"/>
      <text:p text:style-name="P27">Ancien<text:span text:style-name="T28">s composants </text:span></text:p>
      <text:h text:style-name="P28" text:outline-level="1"><text:bookmark-start text:name="__RefHeading___Toc6446_2610447220"/>led trois couleurs non programmable<text:bookmark-end text:name="__RefHeading___Toc6446_2610447220"/></text:h>
      <text:p text:style-name="P29"><text:span text:style-name="T28">Arduino <text:line-break/></text:span><text:span text:style-name="T5">/********Emotion RGB - ajout possible clignotement fondu... ZZ NRGB remplacer à terme par NewRGB-LED*******/</text:span></text:p>
      <text:p text:style-name="P5"><text:span text:style-name="T8">const</text:span> <text:span text:style-name="T8">int</text:span> emotionBluePin = <text:span text:style-name="T18">46</text:span>, emotionGreenPin = <text:span text:style-name="T18">44</text:span>, emotionRedPin = <text:span text:style-name="T18">45</text:span>;</text:p>
      <text:p text:style-name="P5"><text:span text:style-name="T8">int</text:span> redMValue, greenMValue, blueMValue;</text:p>
      <text:p text:style-name="P5"><text:span text:style-name="T8">unsigned</text:span> <text:span text:style-name="T8">long</text:span> boutonTpsFin;</text:p>
      <text:p text:style-name="P6">/*********Controle manuel de la boule émotion  (Gyrophare) ZZ NRGB ***********/</text:p>
      <text:p text:style-name="P5">boolean boutonControl=<text:span text:style-name="T18">1</text:span>; </text:p>
      <text:p text:style-name="P5">boolean boutonVert, boutonJaune, boutonRouge;<text:span text:style-name="T6">//bouton G - J - R</text:span></text:p>
      <text:p text:style-name="P5"><text:span text:style-name="T8">int</text:span> frequenceGyro, nbBoucleLoop;<text:span text:style-name="T6">// frequence gyrophare (clignotement)- nb boucle use width gyrophare frequence</text:span></text:p>
      <text:p text:style-name="P23"/>
      <text:p text:style-name="P23"/>
      <text:p text:style-name="P30">/********Detecteur de luz arduino avec photoDiodeResitance pour présence absence luz et ou smartphone cellule plus précise <text:s/>zz ************/</text:p>
      <text:p text:style-name="P30">boolean photoRactive, photoSmartActive; // si smartActive, transmission tablette capteur luz smartphone en priorité sur celui d'arduino</text:p>
      <text:p text:style-name="P30">int pinPhotoR=A1, valMinPhtoR=1024, valMaxPhotoR=0, oldValIntLuzPhotoR; <text:s text:c="2"/>//pin de connexion pour la photorésistance en f°intensité luz - On initialise à l'envers pour restreindre champs min max </text:p>
      <text:p text:style-name="P30">int intLuzRSmart, oldValIntLuzRSmart;</text:p>
      <text:p text:style-name="P24"/>
      <text:p text:style-name="P31"><text:span text:style-name="T29">setup old <text:line-break/></text:span><text:span text:style-name="T30"> <text:s/>//Detecteur de luz Smart </text:span></text:p>
      <text:p text:style-name="P32"><text:s text:c="2"/>photoSmartActive= 0; // active transmission tablette capteur luz smartphone en priorité sur celui d'arduino</text:p>
      <text:p text:style-name="P32"><text:s text:c="2"/>oldValIntLuzRSmart=0;</text:p>
      <text:p text:style-name="P32"><text:s text:c="2"/>intLuzRSmart=0;</text:p>
      <text:h text:style-name="P11" text:outline-level="1"><text:bookmark-start text:name="__RefHeading___Toc5808_2610447220"/>Detecteur de force – <text:span text:style-name="T29">Laisse électronique</text:span><text:bookmark-end text:name="__RefHeading___Toc5808_2610447220"/></text:h>
      <text:p text:style-name="Text_20_body"/>
      <text:p text:style-name="P12"><text:span text:style-name="T31">Arduino </text:span><text:span text:style-name="T16"><text:line-break/></text:span><text:span text:style-name="T22">#include</text:span><text:span text:style-name="T23"> </text:span><text:span text:style-name="T24">&lt;HX711.h&gt;</text:span></text:p>
      <text:p text:style-name="P13"/>
      <text:p text:style-name="P15">//Detecteur de poids - force</text:p>
      <text:p text:style-name="P5"><text:span text:style-name="T17">#define</text:span> <text:span text:style-name="T19">DOUT</text:span> <text:span text:style-name="T18">11</text:span> </text:p>
      <text:p text:style-name="P5"><text:span text:style-name="T17">#define</text:span> <text:span text:style-name="T19">CLK</text:span>  <text:span text:style-name="T18">12</text:span> </text:p>
      <text:p text:style-name="P5">HX711 scale;<text:span text:style-name="T6">                        //DOUT et CLK nécessaire pour bibliothèque capteurs de poids / force - utlisé pour la laisse du robot</text:span></text:p>
      <text:p text:style-name="P13"/>
      <text:p text:style-name="P33">Setup Arduino </text:p>
      <text:p text:style-name="P34"> <text:span text:style-name="T13">// Capteur de force HX711 (laisse) objet déclaré en début de programme</text:span></text:p>
      <text:p text:style-name="P35"/>
      <text:p text:style-name="P18">   <text:span text:style-name="T13">// 2. Adjustment settings</text:span></text:p>
      <text:p text:style-name="P36"><text:span text:style-name="T8">const</text:span> <text:span text:style-name="T8">long</text:span> LOADCELL_OFFSET = <text:span text:style-name="T18">50682624</text:span>;<text:span text:style-name="T6"> //calibration trouver avec autre programme</text:span></text:p>
      <text:p text:style-name="P36"><text:span text:style-name="T8">const</text:span> <text:span text:style-name="T8">long</text:span> LOADCELL_DIVIDER = <text:span text:style-name="T18">5895655</text:span>;<text:span text:style-name="T6">// division pour calibration ?</text:span></text:p>
      <text:p text:style-name="P17"/>
      <text:p text:style-name="P6">// 3. Initialize library - zz j'ai remplacé loadcell par scale</text:p>
      <text:p text:style-name="P5"><text:span text:style-name="T19">scale</text:span>.<text:span text:style-name="T19">begin</text:span><text:span text:style-name="T20">(</text:span>DOUT, CLK<text:span text:style-name="T20">)</text:span>;</text:p>
      <text:p text:style-name="P5"><text:span text:style-name="T19">scale</text:span>.<text:span text:style-name="T19">set_scale</text:span><text:span text:style-name="T20">(</text:span>LOADCELL_DIVIDER<text:span text:style-name="T20">)</text:span>;</text:p>
      <text:p text:style-name="P5"><text:span text:style-name="T19">scale</text:span>.<text:span text:style-name="T19">set_offset</text:span><text:span text:style-name="T20">(</text:span>LOADCELL_OFFSET<text:span text:style-name="T20">)</text:span>;</text:p>
      <text:p text:style-name="P17"/>
      <text:p text:style-name="P6">// 4. Acquire reading - v bloquante</text:p>
      <text:p text:style-name="P6">//Serial.print("Weight: ");</text:p>
      <text:p text:style-name="P6">//Serial.println(loadcell.get_units(10), 2);</text:p>
      <text:p text:style-name="P17"/>
      <text:p text:style-name="P6">// 4. Acquire reading without blocking - ZZ renvoi sur serial intégration à faire</text:p>
      <text:p text:style-name="P5"><text:span text:style-name="T17">if</text:span> <text:span text:style-name="T20">(</text:span><text:span text:style-name="T19">scale</text:span>.<text:span text:style-name="T19">wait_ready_timeout</text:span><text:span text:style-name="T20">(</text:span><text:span text:style-name="T18">1000</text:span><text:span text:style-name="T20">))</text:span> <text:span text:style-name="T20">{</text:span></text:p>
      <text:p text:style-name="P10">    <text:span text:style-name="T32">long</text:span><text:span text:style-name="T13"> reading = </text:span><text:span text:style-name="T11">scale</text:span><text:span text:style-name="T13">.</text:span><text:span text:style-name="T11">get_units</text:span><text:span text:style-name="T12">(</text:span><text:span text:style-name="T15">10</text:span><text:span text:style-name="T12">)</text:span><text:span text:style-name="T13">;</text:span></text:p>
      <text:p text:style-name="P10">    <text:span text:style-name="T11">Serial</text:span><text:span text:style-name="T13">.</text:span><text:span text:style-name="T11">print</text:span><text:span text:style-name="T12">(</text:span><text:span text:style-name="T15">"Weight: "</text:span><text:span text:style-name="T12">)</text:span><text:span text:style-name="T13">;</text:span></text:p>
      <text:p text:style-name="P10">    <text:span text:style-name="T11">Serial</text:span><text:span text:style-name="T13">.</text:span><text:span text:style-name="T11">println</text:span><text:span text:style-name="T12">(</text:span><text:span text:style-name="T13">reading, </text:span><text:span text:style-name="T15">2</text:span><text:span text:style-name="T12">)</text:span><text:span text:style-name="T13">;</text:span></text:p>
      <text:p text:style-name="P37"><text:span text:style-name="T20">}</text:span> <text:span text:style-name="T17">else</text:span> <text:s/>// Capteur de force HX711 (laisse) objet déclaré en début de programme</text:p>
      <text:p text:style-name="P38"/>
      <text:p text:style-name="P38"/>
      <text:p text:style-name="P38"><text:s text:c="3"/>// 2. Adjustment settings</text:p>
      <text:p text:style-name="P39">const long LOADCELL_OFFSET = 50682624; //calibration trouver avec autre programme</text:p>
      <text:p text:style-name="P39">const long LOADCELL_DIVIDER = 5895655;// division pour calibration ?</text:p>
      <text:p text:style-name="P38"/>
      <text:p text:style-name="P38">// 3. Initialize library - zz j'ai remplacé loadcell par scale</text:p>
      <text:p text:style-name="P38">scale.begin(DOUT, CLK);</text:p>
      <text:p text:style-name="P38">scale.set_scale(LOADCELL_DIVIDER);</text:p>
      <text:p text:style-name="P38">scale.set_offset(LOADCELL_OFFSET);</text:p>
      <text:p text:style-name="P38"/>
      <text:p text:style-name="P38">// 4. Acquire reading - v bloquante</text:p>
      <text:p text:style-name="P38"><text:soft-page-break/>//Serial.print("Weight: ");</text:p>
      <text:p text:style-name="P38">//Serial.println(loadcell.get_units(10), 2);</text:p>
      <text:p text:style-name="P38"/>
      <text:p text:style-name="P38">// 4. Acquire reading without blocking - ZZ renvoi sur serial intégration à faire</text:p>
      <text:p text:style-name="P38">if (scale.wait_ready_timeout(1000)) {</text:p>
      <text:p text:style-name="P38"><text:s text:c="4"/>long reading = scale.get_units(10);</text:p>
      <text:p text:style-name="P38"><text:s text:c="4"/>Serial.print("Weight: ");</text:p>
      <text:p text:style-name="P38"><text:s text:c="4"/>Serial.println(reading, 2);</text:p>
      <text:p text:style-name="P38">} else {</text:p>
      <text:p text:style-name="P38"><text:s text:c="4"/>Serial.println("HX711 not found.");</text:p>
      <text:p text:style-name="P38">}{</text:p>
      <text:p text:style-name="P10">    <text:span text:style-name="T11">Serial</text:span><text:span text:style-name="T13">.</text:span><text:span text:style-name="T11">println</text:span><text:span text:style-name="T12">(</text:span><text:span text:style-name="T15">"HX711 not found."</text:span><text:span text:style-name="T12">)</text:span><text:span text:style-name="T13">;</text:span></text:p>
      <text:p text:style-name="P40">}</text:p>
      <text:p text:style-name="P8"/>
      <text:h text:style-name="P11" text:outline-level="1"><text:bookmark-start text:name="__RefHeading___Toc5810_2610447220"/>Ultrasons<text:bookmark-end text:name="__RefHeading___Toc5810_2610447220"/></text:h>
      <text:p text:style-name="P13">Arduino 9 instances</text:p>
      <text:p text:style-name="P41"/>
      <text:p text:style-name="P5"><text:span text:style-name="T17">#include</text:span> <text:span text:style-name="T18">&lt;NewPing.h&gt;</text:span></text:p>
      <text:p text:style-name="P13"/>
      <text:p text:style-name="P15">//Ultrason (Us) - objets et variables associées pour renvoyer valeur sous conditions -PourInfo- trig: pair, couleur filet - echo : nbre impair, couleur pleine orange </text:p>
      <text:p text:style-name="P5"><text:span text:style-name="T17">#define</text:span> <text:span text:style-name="T19">SONAR_NUM</text:span> <text:span text:style-name="T18">9</text:span><text:span text:style-name="T6">                 // Nbre de capteur Us</text:span></text:p>
      <text:p text:style-name="P5"><text:span text:style-name="T17">#define</text:span> <text:span text:style-name="T19">MAX_DISTANCE</text:span> <text:span text:style-name="T18">200</text:span><text:span text:style-name="T6">            // Max distance en cm A choisis  - max réel 400 mais var 200-400 pas interval utile</text:span></text:p>
      <text:p text:style-name="P5"><text:span text:style-name="T17">#define</text:span> <text:span text:style-name="T19">PING_INTERVAL</text:span> <text:span text:style-name="T18">40</text:span><text:span text:style-name="T6">            // Ping intervalle choisis en milliseconds 40ms mini à 115200 baud ou peut descendre à 33?</text:span></text:p>
      <text:p text:style-name="P5">NewPing <text:span text:style-name="T19">sonar</text:span>[SONAR_NUM] = <text:span text:style-name="T20">{</text:span><text:span text:style-name="T6">        //sonars dans le tableau - sens horaire </text:span></text:p>
      <text:p text:style-name="P10">  <text:span text:style-name="T12">{</text:span><text:span text:style-name="T15">32</text:span><text:span text:style-name="T13">, </text:span><text:span text:style-name="T15">33</text:span><text:span text:style-name="T13">, MAX_DISTANCE</text:span><text:span text:style-name="T12">}</text:span><text:span text:style-name="T13">, </text:span><text:span text:style-name="T12">{</text:span><text:span text:style-name="T15">34</text:span><text:span text:style-name="T13">, </text:span><text:span text:style-name="T15">35</text:span><text:span text:style-name="T13">, MAX_DISTANCE</text:span><text:span text:style-name="T12">}</text:span><text:span text:style-name="T13">, </text:span><text:span text:style-name="T12">{</text:span><text:span text:style-name="T15">36</text:span><text:span text:style-name="T13">, </text:span><text:span text:style-name="T15">37</text:span><text:span text:style-name="T13">, MAX_DISTANCE</text:span><text:span text:style-name="T12">}</text:span><text:span text:style-name="T13">,</text:span><text:span text:style-name="T14"> //AvG-AvC-AvD</text:span></text:p>
      <text:p text:style-name="P10">  <text:span text:style-name="T12">{</text:span><text:span text:style-name="T15">38</text:span><text:span text:style-name="T13">, </text:span><text:span text:style-name="T15">39</text:span><text:span text:style-name="T13">, MAX_DISTANCE</text:span><text:span text:style-name="T12">}</text:span><text:span text:style-name="T13">, </text:span><text:span text:style-name="T12">{</text:span><text:span text:style-name="T15">40</text:span><text:span text:style-name="T13">, </text:span><text:span text:style-name="T15">41</text:span><text:span text:style-name="T13">, MAX_DISTANCE</text:span><text:span text:style-name="T12">}</text:span><text:span text:style-name="T13">, </text:span><text:span text:style-name="T12">{</text:span><text:span text:style-name="T15">42</text:span><text:span text:style-name="T13">, </text:span><text:span text:style-name="T15">43</text:span><text:span text:style-name="T13">, MAX_DISTANCE</text:span><text:span text:style-name="T12">}</text:span><text:span text:style-name="T13">,</text:span><text:span text:style-name="T14"> //ArD-ArC-ArD</text:span></text:p>
      <text:p text:style-name="P10">  <text:span text:style-name="T12">{</text:span><text:span text:style-name="T15">30</text:span><text:span text:style-name="T13">, </text:span><text:span text:style-name="T15">31</text:span><text:span text:style-name="T13">, MAX_DISTANCE</text:span><text:span text:style-name="T12">}</text:span><text:span text:style-name="T13">, </text:span><text:span text:style-name="T12">{</text:span><text:span text:style-name="T15">28</text:span><text:span text:style-name="T13">, </text:span><text:span text:style-name="T15">29</text:span><text:span text:style-name="T13">, MAX_DISTANCE</text:span><text:span text:style-name="T12">}</text:span><text:span text:style-name="T13">, </text:span><text:span text:style-name="T12">{</text:span><text:span text:style-name="T15">26</text:span><text:span text:style-name="T13">, </text:span><text:span text:style-name="T15">27</text:span><text:span text:style-name="T13">, MAX_DISTANCE</text:span><text:span text:style-name="T12">}</text:span><text:span text:style-name="T14">  //StE-StD-StG</text:span></text:p>
      <text:p text:style-name="P5"><text:span text:style-name="T20">}</text:span>;</text:p>
      <text:p text:style-name="P18">          <text:span text:style-name="T13">// Ultrason  Nom - </text:span><text:span text:style-name="T33">Zone de danger </text:span></text:p>
      <text:p text:style-name="P5"><text:span text:style-name="T8">const</text:span> <text:span text:style-name="T8">char</text:span>* <text:span text:style-name="T19">nomSonar</text:span>[SONAR_NUM]=<text:span text:style-name="T20">{</text:span><text:span text:style-name="T18">"AvG"</text:span>,<text:span text:style-name="T18">"AvC"</text:span>,<text:span text:style-name="T18">"AvD"</text:span>,<text:span text:style-name="T18">"ArD"</text:span>,<text:span text:style-name="T18">"ArC"</text:span>,<text:span text:style-name="T18">"ArG"</text:span>,<text:span text:style-name="T18">"StE"</text:span>,<text:span text:style-name="T18">"StD"</text:span>,<text:span text:style-name="T18">"StG"</text:span><text:span text:style-name="T20">}</text:span>;<text:span text:style-name="T6">  // Nom : tableau de string utilisé pour les prints</text:span></text:p>
      <text:p text:style-name="P5"><text:span text:style-name="T8">const</text:span> <text:span text:style-name="T8">unsigned</text:span> <text:span text:style-name="T8">int</text:span> <text:span text:style-name="T19">sonarDanger</text:span>[SONAR_NUM]=<text:span text:style-name="T20">{</text:span><text:span text:style-name="T18">15</text:span>,<text:span text:style-name="T18">10</text:span>,<text:span text:style-name="T18">15</text:span>,<text:span text:style-name="T18">15</text:span>,<text:span text:style-name="T18">10</text:span>,<text:span text:style-name="T18">15</text:span>,<text:span text:style-name="T18">20</text:span>,<text:span text:style-name="T18">20</text:span>,<text:span text:style-name="T18">20</text:span><text:span text:style-name="T20">}</text:span>;<text:span text:style-name="T6"> // Danger : Limite choisis - cm </text:span></text:p>
      <text:p text:style-name="P17"/>
      <text:p text:style-name="P18"><text:span text:style-name="T13">Ultrason code du </text:span><text:span text:style-name="T33">niveau de danger</text:span><text:span text:style-name="T13"> : coder l'état des voyants de sécurité des capteurs on crée un tableau codé : 0 non défini (artefact), 1 &lt;danger, 2 intermédiaire, 3 pas de pb</text:span></text:p>
      <text:p text:style-name="P5"><text:span text:style-name="T8">unsigned</text:span> <text:span text:style-name="T8">int</text:span> <text:span text:style-name="T19">transfertSonarCode</text:span>[SONAR_NUM]= <text:span text:style-name="T20">{</text:span><text:span text:style-name="T18">0</text:span><text:span text:style-name="T20">}</text:span>;<text:span text:style-name="T6">                                          // equivalent à {0,0,0,0,0,0,0,0,0} - uint8_t</text:span></text:p>
      <text:p text:style-name="P5"><text:span text:style-name="T8">unsigned</text:span> <text:span text:style-name="T8">int</text:span> <text:span text:style-name="T19">transfertSonarCodeOld</text:span>[SONAR_NUM]=<text:span text:style-name="T20">{</text:span><text:span text:style-name="T18">0</text:span><text:span text:style-name="T20">}</text:span>;<text:span text:style-name="T6">                                        //old permet de n'envoyer info que si chgment </text:span></text:p>
      <text:p text:style-name="P17"/>
      <text:p text:style-name="P18">         <text:span text:style-name="T13">// Variables de suivi du sonar</text:span></text:p>
      <text:p text:style-name="P5"><text:span text:style-name="T8">unsigned</text:span> <text:span text:style-name="T8">long</text:span> <text:span text:style-name="T19">pingTimer</text:span>[SONAR_NUM];</text:p>
      <text:p text:style-name="P5"><text:span text:style-name="T8">unsigned</text:span> <text:span text:style-name="T8">int</text:span> <text:span text:style-name="T19">cmA</text:span>[SONAR_NUM];<text:span text:style-name="T6">                                                              //conserve distance en cm -cmA car on peut ajouter des var B et C avec même objectif</text:span></text:p>
      <text:p text:style-name="P5"><text:span text:style-name="T8">uint8_t</text:span> currentSensor = <text:span text:style-name="T18">0</text:span>;<text:span text:style-name="T6">                                                                //capteur actif</text:span></text:p>
      <text:p text:style-name="P5"><text:span text:style-name="T8">int</text:span> compteurNbCycleSensor = <text:span text:style-name="T18">0</text:span>;<text:span text:style-name="T6">                                                            //utile pour suivre le nombre de mesure par capteur </text:span></text:p>
      <text:p text:style-name="P24"/>
      <text:p text:style-name="P13"/>
      <text:p text:style-name="P27">SPECIAL !: <text:span text:style-name="T34">Communication arduino</text:span></text:p>
      <text:h text:style-name="P42" text:outline-level="1"><text:bookmark-start text:name="__RefHeading___Toc5812_2610447220"/>modeCom <text:bookmark-end text:name="__RefHeading___Toc5812_2610447220"/></text:h>
      <text:p text:style-name="P43"><text:span text:style-name="T34">Ancienne var de type int pour definir le mode de communication depuis suppression <text:s/>bluetooth<text:line-break/>on ne doit trouver que 0 pour non defini et 1 pour liaison serie avec SE.<text:line-break/>On garde si l’on souhaitait une réimplémentatyion d’autres support com.<text:line-break/><text:line-break/></text:span><text:span text:style-name="T35">                 </text:span><text:span text:style-name="T5">// Variables liées à la communication via RPI</text:span></text:p>
      <text:p text:style-name="P5"><text:span text:style-name="T8">const</text:span> byte numChars =<text:span text:style-name="T18">32</text:span>;<text:span text:style-name="T6">                                    // pas limitant en taille finale et pas limitant en durée (remplie avec zero si besoin) </text:span></text:p>
      <text:p text:style-name="P5"><text:span text:style-name="T8">char</text:span> <text:span text:style-name="T19">oldRpiData</text:span>[numChars], <text:span text:style-name="T19">serialRpiData</text:span>[numChars];<text:span text:style-name="T6">         // valeurs netoyées de marque de début '$' et de fin '#' utilisé pour les envois de RPI sur série</text:span></text:p>
      <text:p text:style-name="P5">boolean newRpiData = <text:span text:style-name="T18">false</text:span>, rpiOk = <text:span text:style-name="T18">false</text:span>;<text:span text:style-name="T6">                  //rpi disponible en écoute pour echange internet via node-red</text:span></text:p>
      <text:p text:style-name="P5"><text:span text:style-name="T8">int</text:span> lgRpiData = <text:span text:style-name="T18">0</text:span>;<text:span text:style-name="T6">                                          //lgeur rpi data après prépa val avec le caractére nul et sans les marque de debut et fin de message</text:span></text:p>
      <text:p text:style-name="P35"/>
      <text:h text:style-name="Heading_20_1" text:outline-level="1"><text:bookmark-start text:name="__RefHeading___Toc5814_2610447220"/>modeRzB <text:bookmark-end text:name="__RefHeading___Toc5814_2610447220"/></text:h>
      <text:p text:style-name="P44">_ Mode de fonctionnement et trace (old) : oldModeRzB</text:p>
      <text:p text:style-name="P6">//Mode de fonctionnement du robot - var qui influe de nombreuses fonctions</text:p>
      <text:p text:style-name="P5">byte oldModeRzB, modeRzB;<text:span text:style-name="T6">                     // s'utilise avec enum qui s'appui sur des constantes ayant une valeur byte pour entrer dans cas de switch case</text:span></text:p>
      <text:p text:style-name="P5"><text:span text:style-name="T8">enum</text:span> <text:span text:style-name="T20">{</text:span><text:span text:style-name="T19">ARRET</text:span> = <text:span text:style-name="T18">0</text:span> , <text:span text:style-name="T19">VEILLE</text:span> = <text:span text:style-name="T18">1</text:span> , <text:span text:style-name="T19">SURVEILLANCE</text:span> = <text:span text:style-name="T18">2</text:span> , <text:span text:style-name="T19">AUTONOME</text:span> = <text:span text:style-name="T18">3</text:span> , <text:span text:style-name="T19">SUIVEUR</text:span> = <text:span text:style-name="T18">4</text:span> , <text:span text:style-name="T19">TELECOMMANDE</text:span> = <text:span text:style-name="T18">5</text:span> <text:span text:style-name="T20">}</text:span>;<text:span text:style-name="T6"> // renvoie valeur de constante</text:span></text:p>
      <text:p text:style-name="P5">boolean traitementArret = <text:span text:style-name="T18">false</text:span>;<text:span text:style-name="T6">              // qd modeRzb Arrêt, ctrl l'initialisation.</text:span></text:p>
      <text:p text:style-name="P35"/>
      <text:h text:style-name="Heading_20_1" text:outline-level="1"><text:bookmark-start text:name="__RefHeading___Toc5816_2610447220"/>TEMPS <text:bookmark-end text:name="__RefHeading___Toc5816_2610447220"/></text:h>
      <text:p text:style-name="P45">– <text:span text:style-name="T36">sur arduino intérêt entre-autres clcul de durée de loop .</text:span></text:p>
      <text:p text:style-name="P6">//Temps - Variables de temps </text:p>
      <text:p text:style-name="P5"><text:span text:style-name="T8">unsigned</text:span> <text:span text:style-name="T8">long</text:span> currentMillis, oldMillis;<text:span text:style-name="T6">       //actualisation avec currentMillis=millis()</text:span></text:p>
      <text:p text:style-name="P36"><text:span text:style-name="T8">int</text:span> dure;<text:span text:style-name="T6">  // calculé entre deux loops</text:span></text:p>
      <text:p text:style-name="P46"/>
      <text:h text:style-name="P47" text:outline-level="1"/>
      <text:h text:style-name="P11" text:outline-level="1"><text:bookmark-start text:name="__RefHeading___Toc5818_2610447220"/>Autres<text:bookmark-end text:name="__RefHeading___Toc5818_2610447220"/></text:h>
      <text:p text:style-name="P48">/*********Champs d'échange libre************/<text:line-break/>String receptionMessage;<text:span text:style-name="T6"> //ini échange de message par boite send voir le caractere #</text:span></text:p>
      <text:p text:style-name="P24"/>
      <text:p text:style-name="P19">/********Alerte Sonore à générer par la tablette*******/</text:p>
      <text:p text:style-name="P19">boolean alerteSonore;// envoyer son ds j</text:p>
      <text:p text:style-name="P19"/>
      <text:p text:style-name="P19">/**********Cameras actives*********/</text:p>
      <text:p text:style-name="P19">boolean cameraHD;// camera <text:s/>sur tablette activation C <text:s/>voyant i confirm. validation</text:p>
      <text:p text:style-name="P19"/>
      <text:p text:style-name="P19">/********Detecteur de mvt avec infrarouge****************/</text:p>
      <text:p text:style-name="P19">boolean detecteurMvt;// activer le détection de mvt bouton p et retour sur voyant P</text:p>
      <text:p text:style-name="P19">const int mvtIrPin = 8;</text:p>
      <text:p text:style-name="P19">int mvtIrVal=0;</text:p>
      <text:p text:style-name="P31"><text:span text:style-name="T37">ds le setup : </text:span><text:span text:style-name="T29"><text:line-break/></text:span><text:span text:style-name="T38"> //Detecteur de mvt - recepteur - Detecteur de mvt - il faut 1 seconde d'attente pour le calibrer</text:span></text:p>
      <text:p text:style-name="P49"><text:s text:c="4"/>pinMode (mvtIrPin,INPUT);</text:p>
      <text:p text:style-name="P8"/>
      <text:p text:style-name="P19"/>
      <text:h text:style-name="P11" text:outline-level="1">Info /Serial</text:h>
      <text:p text:style-name="P50"/>
      <text:p text:style-name="P50"><text:s/>/*l'emplacement de Serial1 et Serial4 utilisés pour interruptions liées aux encodeurs </text:p>
      <text:p text:style-name="P50"><text:s/>Initialisation des pins des encodeurs canaux B des moteurs Gauche et Droit - source : - robotique club de l'ouest</text:p>
      <text:p text:style-name="P50"><text:s text:c="2"/>on peut réaliser le travail sur un canal et on observe la position du second permet d'économiser deux interruptions.</text:p>
      <text:p text:style-name="P50"><text:s text:c="2"/>L'idéal est d'utiliser des encodeurs non portée par le moteur (évite les erreurs due aux patinage quand rencontre obstacle.</text:p>
      <text:p text:style-name="P51"><text:span text:style-name="T13"><text:s text:c="4"/>*/</text:span></text:p>
      <text:p text:style-name="P52"/>
      <text:h text:style-name="P11" text:outline-level="1"><text:span text:style-name="T21">R</text:span>eception SE → Arduino - Fonction de gestion </text:h>
      <text:p text:style-name="Text_20_body">/******************************* SeReception************/</text:p>
      <text:p text:style-name="P53">void SeTraitement() {// données récupérée nettoyer par recSeWithStartEndMarkers()</text:p>
      <text:p text:style-name="P53">char directionMoteur='0';</text:p>
      <text:p text:style-name="P53"><text:s/>if (newSeData == true) { <text:s/>//voir si on peut arrêter avec newSeData à false ds chaque cas traité ou alors faire else if</text:p>
      <text:p text:style-name="P53"><text:s text:c="3"/>if (testPosTete){Serial.print("servoangle : ");Serial.print(degreTGD);Serial.print(" commence: ");Serial.print(String(serialSeData[0]));};</text:p>
      <text:p text:style-name="P53"><text:s text:c="2"/></text:p>
      <text:p text:style-name="P53"><text:s text:c="3"/>if(serialSeData[0]=='S'){modeCom=1; modeRzB=1;} //- ZZ NexRZ SE suppression Bluetooth</text:p>
      <text:p text:style-name="P53"><text:s text:c="3"/>else if(serialSeData[0]=='s'){modeRzB=0;modeCom=0;}</text:p>
      <text:p text:style-name="P53"><text:s text:c="2"/></text:p>
      <text:p text:style-name="P53"><text:s text:c="10"/>//change mode</text:p>
      <text:p text:style-name="P53"><text:s text:c="3"/>else if(serialSeData[0]== 'N'){modeRzB = serialSeData[1]-48;Serial.println("&lt;M mode Atualisé&gt;");} //convert ascii en num -48 /code <text:s/>ok - généré aussi par joystick bouton central</text:p>
      <text:p text:style-name="P53"><text:s text:c="7"/></text:p>
      <text:p text:style-name="P53"><text:s text:c="9"/>//gestion position tête</text:p>
      <text:p text:style-name="P53"><text:s text:c="3"/>else if(serialSeData[0]== 'T'){//servos</text:p>
      <text:p text:style-name="P53"><text:s text:c="6"/>if(serialSeData[1]== 't'){//cas servoTGD </text:p>
      <text:p text:style-name="P53"><text:s text:c="10"/>contrManuelServoTGD = true;</text:p>
      <text:p text:style-name="P53"><text:s text:c="12"/>//Serial.print ("&lt;MposServoTGDdeb: "+String(posServoTGD)+"&gt;");</text:p>
      <text:p text:style-name="P53"><text:s text:c="12"/>//delay(2000);</text:p>
      <text:p text:style-name="P53"><text:s text:c="12"/>//Serial.print ("&lt;MposServoTGDR deb: "+String(posServoTGDR)+"&gt;");</text:p>
      <text:p text:style-name="P53"><text:s text:c="12"/>//delay(2000); <text:s text:c="2"/></text:p>
      <text:p text:style-name="P53"><text:s text:c="10"/>//servoTGD.attach(4);// zz utile ?</text:p>
      <text:p text:style-name="P53"><text:s text:c="10"/>//reconstruction de l'angle posServoTGD avec modif pr inversion montage négatif en positif</text:p>
      <text:p text:style-name="P53"><text:s text:c="10"/>if(serialSeData[2]== '-'){//inni1 - conversion decimal et unité des caractères ascii ds lignes suivantes</text:p>
      <text:p text:style-name="P53"><text:s text:c="13"/>if(lgSeData==6){posServoTGD= 100*(serialSeData[3]-48)+10*(serialSeData[4]-48)+(serialSeData[5]-48);}</text:p>
      <text:p text:style-name="P53"><text:s text:c="13"/>else if (lgSeData==5){posServoTGD= 10*(serialSeData[3]-48)+(serialSeData[4]-48);}//nega 2 chiffres on rend positif pour inversion montage</text:p>
      <text:p text:style-name="P53"><text:s text:c="13"/>else{posServoTGD= 1*(serialSeData[3])-48;}//nega 1 chiffre - idem on rend positif pour inversion</text:p>
      <text:p text:style-name="P53"><text:s text:c="11"/>}</text:p>
      <text:p text:style-name="P53"><text:s text:c="10"/>else{</text:p>
      <text:p text:style-name="P53"><text:s text:c="13"/>if (lgSeData==5){posServoTGD= -100*(serialSeData[2]-48)-10*(serialSeData[3]-48)-(serialSeData[4]-48);}</text:p>
      <text:p text:style-name="P53"><text:s text:c="13"/>else if (lgSeData==4){posServoTGD= -10*(serialSeData[2]-48)-(serialSeData[3]-48);}//positif 2 chiffres on rend négatif pour tenir compte inversion</text:p>
      <text:p text:style-name="P53"><text:s text:c="13"/>else{posServoTGD= -1*(serialSeData[2]-48);}//positif 1 chiffre+ donc decalage lecture <text:s text:c="8"/></text:p>
      <text:p text:style-name="P53"><text:s text:c="11"/>}</text:p>
      <text:p text:style-name="P53"><text:s text:c="9"/></text:p>
      <text:p text:style-name="P53"><text:s text:c="9"/>int posServoTGDDsNode= -posServoTGD ;//après cette inversion position de signe pour posServoTGD (pour tenir compte du montage) </text:p>
      <text:p text:style-name="P53"><text:s text:c="13"/>posServoTGDR=posServoTGD+correctionPosServoTGD;</text:p>
      <text:p text:style-name="P53"><text:s text:c="9"/>//mvt progressif servo</text:p>
      <text:p text:style-name="P53"><text:s text:c="9"/>int deltaST=posServoTGDR-oldPosServoTGDR;</text:p>
      <text:p text:style-name="P53"><text:s text:c="9"/>int i;</text:p>
      <text:p text:style-name="P53"><text:s text:c="9"/>int pas = 3;//</text:p>
      <text:p text:style-name="P53"><text:s text:c="9"/>int dure = 10;// latence entre pas</text:p>
      <text:p text:style-name="P53"><text:s text:c="9"/></text:p>
      <text:p text:style-name="P53"><text:s text:c="9"/>//if(deltaST&gt;=0){for(i==0;i&lt;=deltaST;i=i+pas){servoTGD.write(i);delay(dure);}}</text:p>
      <text:p text:style-name="P53"><text:s text:c="9"/>//else{for(i==0;i&gt;=deltaST;i=i-pas){servoTGD.write(i);delay(dure);}}</text:p>
      <text:p text:style-name="P53"><text:s text:c="9"/>//servoTGD.write(posServoTGDR);delay(dure); <text:s/>//ajustement pour compléter la boucle indépendamment du pas</text:p>
      <text:p text:style-name="P53"><text:s text:c="10"/>servoTGD.attach(4);</text:p>
      <text:p text:style-name="P53"><text:s text:c="6"/></text:p>
      <text:p text:style-name="P53"><text:s text:c="11"/>//cas vers gauche</text:p>
      <text:p text:style-name="P53"><text:s text:c="12"/>for(oldPosServoTGDR;oldPosServoTGDR&gt;=posServoTGDR;oldPosServoTGDR=oldPosServoTGDR-3){servoTGD.write(oldPosServoTGDR);delay(50);}//déplacement lent depuis l'ancienne valeurs</text:p>
      <text:p text:style-name="P53"><text:s text:c="9"/>//cas vers droite <text:s/>(effet de bord écart d'un degré potentiellement corrigé par ligne suivant boucle for) </text:p>
      <text:p text:style-name="P53"><text:s text:c="12"/>for(oldPosServoTGDR;oldPosServoTGDR&lt;=posServoTGDR;oldPosServoTGDR=oldPosServoTGDR+3){servoTGD.write(oldPosServoTGDR);delay(50);}//déplacement lent depuis l'ancienne valeurs</text:p>
      <text:p text:style-name="P53"><text:s text:c="12"/></text:p>
      <text:p text:style-name="P53"><text:s text:c="12"/>//servoTGD.write(posServoTGDR);</text:p>
      <text:p text:style-name="P53"><text:s text:c="12"/>//delay(2000);</text:p>
      <text:p text:style-name="P53"><text:s text:c="12"/>servoTGD.detach();</text:p>
      <text:p text:style-name="P53"><text:s text:c="12"/>//posServoTGD=posServoTGDR=oldPosServoTGDR;//utile?</text:p>
      <text:p text:style-name="P53"><text:s text:c="12"/>Serial.println ("&lt;M-posServoTGDActu: "+String(posServoTGDDsNode)+"&gt;");</text:p>
      <text:p text:style-name="P53"><text:s text:c="12"/>delay(2000);</text:p>
      <text:p text:style-name="P53"><text:s text:c="12"/>Serial.println ("&lt;M-posServoTGDRActu: "+String(posServoTGDR)+"&gt;");</text:p>
      <text:p text:style-name="P53"><text:soft-page-break/><text:s text:c="12"/>delay(2000);</text:p>
      <text:p text:style-name="P53"><text:s text:c="11"/>oldPosServoTGDR=posServoTGDR;//conservation de l'angle moteur actuel comme ref(permet d'actualiser si initServo suite à arrêt</text:p>
      <text:p text:style-name="P53"><text:s text:c="9"/>}//fin de T</text:p>
      <text:p text:style-name="P53"><text:s text:c="6"/></text:p>
      <text:p text:style-name="P53"><text:s text:c="6"/>if(serialSeData[1]== 'r'){//cas servoTronc = ServoBase - determiner les limites, potentiellement 0 à 270?, pas de val négative pour ce servo</text:p>
      <text:p text:style-name="P53"><text:s text:c="13"/>if(lgSeData==5){posServoBase= +100*(serialSeData[2]-48)+10*(serialSeData[3]-48)+(serialSeData[4]-48);}</text:p>
      <text:p text:style-name="P53"><text:s text:c="13"/>else if (lgSeData==4){posServoBase= +10*(serialSeData[2]-48)+(serialSeData[3]-48);}//positif 2 chiffres </text:p>
      <text:p text:style-name="P53"><text:s text:c="13"/>else{posServoBase= +1*(serialSeData[2]-48);}</text:p>
      <text:p text:style-name="P53"><text:s text:c="13"/>servoBase.attach(9);</text:p>
      <text:p text:style-name="P53"><text:s text:c="13"/>//cas vers gauche</text:p>
      <text:p text:style-name="P53"><text:s text:c="12"/>for(oldPosServoBaseR;oldPosServoBaseR&gt;=posServoBase;oldPosServoBaseR--){servoBase.write(oldPosServoBaseR);if(test){Serial.println("nvelle angle :"+String(oldPosServoBaseR));}delay(50);}//déplacement lent depuis l'ancienne valeurs</text:p>
      <text:p text:style-name="P53"><text:s text:c="9"/>//cas vers droite <text:s/>(effet de bord écart d'un degré potentiellement corrigé par ligne suivant boucle for) </text:p>
      <text:p text:style-name="P53"><text:s text:c="12"/>for(oldPosServoBaseR;oldPosServoBaseR&lt;=posServoBase;oldPosServoBaseR++){servoBase.write(oldPosServoBaseR);if(test){Serial.println("nvelle angle :"+String(oldPosServoBaseR));}delay(50);}//déplacement lent depuis l'ancienne valeurs</text:p>
      <text:p text:style-name="P53"><text:s text:c="13"/>servoBase.write(posServoBase);</text:p>
      <text:p text:style-name="P53"><text:s text:c="13"/>delay(2000);</text:p>
      <text:p text:style-name="P53"><text:s text:c="13"/>servoTHB.detach();</text:p>
      <text:p text:style-name="P53"><text:s text:c="13"/>Serial.println ("&lt;MposServoBase"+String(posServoBase)+" baseold:"+String(oldPosServoBaseR)+"&gt;");</text:p>
      <text:p text:style-name="P53"><text:s text:c="13"/>oldPosServoBaseR=posServoBase;//utile?</text:p>
      <text:p text:style-name="P53"><text:s text:c="14"/></text:p>
      <text:p text:style-name="P53"><text:s text:c="6"/>}//fin de r (servoBase)</text:p>
      <text:p text:style-name="P53"><text:s text:c="6"/></text:p>
      <text:p text:style-name="P53"><text:s text:c="7"/>if(serialSeData[1]== 'c'){//cas servoTcou - servo THB (Tête Haut Bas)</text:p>
      <text:p text:style-name="P53"><text:s text:c="13"/>if(lgSeData==5){posServoTHB= +100*(serialSeData[2]-48)+10*(serialSeData[3]-48)+(serialSeData[4]-48);}</text:p>
      <text:p text:style-name="P53"><text:s text:c="13"/>else if (lgSeData==4){posServoTHB= +10*(serialSeData[2]-48)+(serialSeData[3]-48);}//positif 2 chiffres on rend négatif pour tenir compte inversion</text:p>
      <text:p text:style-name="P53"><text:s text:c="13"/>else{posServoTHB= +1*(serialSeData[2]-48);}</text:p>
      <text:p text:style-name="P53"><text:s text:c="12"/>// //cas vers gauche</text:p>
      <text:p text:style-name="P53"><text:s text:c="12"/>servoTHB.attach(5); </text:p>
      <text:p text:style-name="P53"><text:s text:c="12"/>for(oldPosServoTHBR;oldPosServoTHBR&gt;=posServoTHB;oldPosServoTHBR=oldPosServoTHBR-3){servoTHB.write(oldPosServoTHBR);if(test){Serial.println("nvelle angle :"+String(oldPosServoTHBR));}delay(50);}//déplacement lent depuis l'ancienne valeurs</text:p>
      <text:p text:style-name="P53"><text:s text:c="12"/>//cas vers droite <text:s/>(effet de bord écart d'un degré potentiellement corrigé par ligne suivant boucle for) </text:p>
      <text:p text:style-name="P53"><text:s text:c="12"/>for(oldPosServoTHBR;oldPosServoTHBR&lt;=posServoTHB;oldPosServoTHBR=oldPosServoTHBR+3){servoTHB.write(oldPosServoTHBR);if(test){Serial.println("nvelle angle :"+String(oldPosServoTHBR));}delay(50);}//déplacement lent depuis l'ancienne valeurs</text:p>
      <text:p text:style-name="P53"><text:s text:c="12"/>//min 20 quelques soit position équilibre qd base au repos 45 qd vertical 2O, qd base horizontal 70? .ss ressort</text:p>
      <text:p text:style-name="P53"><text:s text:c="13"/>servoTHB.write(posServoTHB);</text:p>
      <text:p text:style-name="P53"><text:s text:c="13"/>delay(2000);</text:p>
      <text:p text:style-name="P53"><text:s text:c="13"/>servoTHB.detach();</text:p>
      <text:p text:style-name="P53"><text:s text:c="7"/></text:p>
      <text:p text:style-name="P53"><text:s text:c="12"/>Serial.println ("&lt;MoldPosServoTHBR"+String(oldPosServoTHBR)+" THB:"+String(posServoTHB)+"&gt;"); <text:s text:c="9"/></text:p>
      <text:p text:style-name="P53"><text:s text:c="12"/>oldPosServoTHBR=posServoTHB;//utile?</text:p>
      <text:p text:style-name="P53"><text:s text:c="6"/>} //fin de c (servoTHB tete Haut Bas) <text:s text:c="3"/></text:p>
      <text:p text:style-name="P53"><text:s text:c="5"/>}//fin servo</text:p>
      <text:p text:style-name="P53"><text:s text:c="6"/>//Moteur <text:s text:c="3"/></text:p>
      <text:p text:style-name="P53"><text:s text:c="2"/></text:p>
      <text:p text:style-name="P53"><text:s text:c="4"/>//else if(serialSeData[0]== ( '1'||'2'||'3'|| '4'|| '5'|| '6'|| '7'|| '8')){transMoteurP[5]=serialSeData[0];}</text:p>
      <text:p text:style-name="P53"><text:s text:c="4"/>else if(serialSeData[0]== 'W'){transMoteurP[5]= serialSeData[1];}//direction sens aiguille montre 1 devant</text:p>
      <text:p text:style-name="P53"><text:s text:c="4"/>else if(serialSeData[0]== 'V'){transMoteurP[3]= serialSeData[1];}//vitesse max 9</text:p>
      <text:p text:style-name="P53"><text:s text:c="4"/>else if(serialSeData[0]== 'A'){transMoteurP[1]= serialSeData[1];}//Acceleration max4</text:p>
      <text:p text:style-name="P53"><text:s text:c="2"/></text:p>
      <text:p text:style-name="P53"><text:s text:c="10"/>//activ detect mvt</text:p>
      <text:p text:style-name="P53"><text:s text:c="4"/>else if(serialSeData[0]== 'P'){detecteurMvt = true;if(testSe){Serial.println("&lt;Mdetect mvt&gt;");}} //active detecteur de mvtattention avertir ailleurs via mvtIrVal==1 si mvt </text:p>
      <text:p text:style-name="P53"><text:s text:c="4"/>else if(serialSeData[0]== 'p'){detecteurMvt = false;}</text:p>
      <text:p text:style-name="P53"><text:s text:c="2"/></text:p>
      <text:p text:style-name="P53"><text:s text:c="10"/>//activ Micro choix du micro et activation</text:p>
      <text:p text:style-name="P53"><text:s text:c="4"/>else if(serialSeData[0]== 'Q'){choixMicro=(serialSeData[1]-48);activeMicro = true;}// Choix du micro si 1 alors old microAv new micros si 2 microSmart</text:p>
      <text:p text:style-name="P53"><text:s text:c="4"/>else if(serialSeData[0]== 'q'){if((serialSeData[1]-48)==2 &amp;&amp; choixMicro==2){ activeMicro = false;}//1 seul actif à la fois et qd on en coupe 1, il faut relancer l'autre ?</text:p>
      <text:p text:style-name="P53"><text:s text:c="36"/>else if((serialSeData[1]-48)==1 &amp;&amp; choixMicro==1){ activeMicro = false;}</text:p>
      <text:p text:style-name="P53"><text:s text:c="35"/>}//fin de q</text:p>
      <text:p text:style-name="P53"><text:s text:c="3"/></text:p>
      <text:p text:style-name="P53"><text:soft-page-break/><text:s text:c="11"/>//activ detecteur deluz arduino</text:p>
      <text:p text:style-name="P53"><text:s text:c="4"/>//else if(serialSeData[0]== 'I'){photoRactive = true;if(testSe){Serial.println("&lt;Mvaldetecteur de luz Ardu&gt;");}delay(20) ;}</text:p>
      <text:p text:style-name="P53"><text:s text:c="4"/>//else if(serialSeData[0]== 'i'){photoRactive = false;}</text:p>
      <text:p text:style-name="P53"><text:s text:c="30"/></text:p>
      <text:p text:style-name="P53"><text:s text:c="11"/>//activ detecteur deluz Smart</text:p>
      <text:p text:style-name="P53"><text:s text:c="4"/>else if(serialSeData[0]== 'L'){photoSmartActive = true;if(testSe){Serial.println("&lt;Mphotoactive&gt;");}delay(20);}</text:p>
      <text:p text:style-name="P53"><text:s text:c="4"/>else if(serialSeData[0]== 'l'){photoSmartActive = false;}</text:p>
      <text:p text:style-name="P53"><text:s text:c="2"/></text:p>
      <text:p text:style-name="P53"><text:s text:c="2"/></text:p>
      <text:p text:style-name="P53"><text:s text:c="2"/></text:p>
      <text:p text:style-name="P53"><text:s text:c="12"/>//activ Emotion luz RGB - Gyro</text:p>
      <text:p text:style-name="P53"><text:s text:c="4"/>else if(serialSeData[0]== 'g'){boutonControl=false;chgeEmotion();}// a verif</text:p>
      <text:p text:style-name="P53"><text:s text:c="4"/>else if(serialSeData[0]== 'G'){</text:p>
      <text:p text:style-name="P53"><text:s text:c="6"/>boutonControl=true; <text:s/>// un des boutons Gyro activé </text:p>
      <text:p text:style-name="P53"><text:s text:c="8"/>if(serialSeData[1]== <text:s text:c="5"/>'G'){ boutonControl=true; boutonVert = true; boutonJaune = false; boutonRouge = false;delay(5);chgeEmotion();}//bouton vert</text:p>
      <text:p text:style-name="P53"><text:s text:c="8"/>else if(serialSeData[1]== 'J'){boutonControl=true; boutonVert = false; boutonJaune = true; boutonRouge = false;delay(5);chgeEmotion();}//jaune</text:p>
      <text:p text:style-name="P53"><text:s text:c="8"/>else if(serialSeData[1]== 'R'){boutonControl=true;boutonVert = false; boutonJaune = false; boutonRouge = true;delay(5);chgeEmotion();}//Rouge</text:p>
      <text:p text:style-name="P53"><text:s text:c="8"/>else if(serialSeData[1]== 'F'){</text:p>
      <text:p text:style-name="P53"><text:s text:c="16"/>String chercheFrequence =serialSeData;//X en 3 val commence à 4</text:p>
      <text:p text:style-name="P53"><text:s text:c="16"/>chercheFrequence=chercheFrequence.substring (3);//string.substring(val,to) val inclus 'to' exclus</text:p>
      <text:p text:style-name="P53"><text:s text:c="16"/>frequenceGyro=chercheFrequence.toInt();//0 gyro continue frequence 10 max</text:p>
      <text:p text:style-name="P53"><text:s text:c="16"/>//frequenceGyro=serialSeData[3]-'0'; // ds char les nombre se suivent en soustrayant '0' on obtient un int</text:p>
      <text:p text:style-name="P53"><text:s text:c="21"/>Serial.println ("&lt;M-fGyro: "+String(frequenceGyro)+"&gt;");</text:p>
      <text:p text:style-name="P53"><text:s text:c="21"/>delay(10);}</text:p>
      <text:p text:style-name="P53"><text:s text:c="5"/>}</text:p>
      <text:p text:style-name="P53"><text:s text:c="7"/></text:p>
      <text:p text:style-name="P53"><text:s text:c="11"/>//Led Ring Fonction communication comportement - a développer inclus <text:s/>Led ring</text:p>
      <text:p text:style-name="P53"><text:s text:c="4"/>else if(serialSeData[0]== <text:s/>'F'){</text:p>
      <text:p text:style-name="P53"><text:s text:c="6"/>if(serialSeData[1]== <text:s text:c="6"/>'A'){alerte();Serial.println ("&lt;M-ALERTEV&gt;");}// fonction Alerte</text:p>
      <text:p text:style-name="P53"><text:s text:c="6"/>else if(serialSeData[1]== <text:s/>'R'){}//Rien affichage par defaut</text:p>
      <text:p text:style-name="P53"><text:s text:c="6"/>else if(serialSeData[1]== <text:s/>'O'){oui();}//fonction Oui</text:p>
      <text:p text:style-name="P53"><text:s text:c="6"/>else if(serialSeData[1]== <text:s/>'N'){non();}//fonction Non</text:p>
      <text:p text:style-name="P53"><text:s text:c="6"/>else if(serialSeData[1]== <text:s/>'P'){temoinLuz();}//fonction - temoin d'activite à programmer - a associer à code MPB ?- zz mai ds Se detect mvt pb</text:p>
      <text:p text:style-name="P53"><text:s text:c="6"/>else if(serialSeData[1]== <text:s/>'B'){bonjour();}//fonction Bonjour</text:p>
      <text:p text:style-name="P53"><text:s text:c="6"/>else if(serialSeData[1]== <text:s/>'S'){sourire();}//fonction Sourire</text:p>
      <text:p text:style-name="P53"><text:s text:c="6"/>else if(serialSeData[1]== <text:s/>'T'){triste();Serial.println ("&lt;M-F-Triste&gt;");}//fonction Triste</text:p>
      <text:p text:style-name="P53"><text:s text:c="6"/>else if(serialSeData[1]== <text:s/>'X'){Serial.println ("&lt;M-Fction Fin&gt;");}</text:p>
      <text:p text:style-name="P53"><text:s text:c="6"/>else {Serial.println("&lt;MPbComFction&gt;");}</text:p>
      <text:p text:style-name="P53"><text:s text:c="6"/>}</text:p>
      <text:p text:style-name="P53">// <text:s text:c="3"/>else if(serialSeData[0]== <text:s/>'f'){}// Indique fin de fonction, mettre à zero les var de durée associer aux fonctions de comportement</text:p>
      <text:p text:style-name="P53"><text:s text:c="2"/></text:p>
      <text:p text:style-name="P53"><text:s text:c="11"/>//activ Camera zz non utilise</text:p>
      <text:p text:style-name="P53"><text:s text:c="4"/>else if(serialSeData[0]== <text:s/>'C'){cameraHD = true;}</text:p>
      <text:p text:style-name="P53"><text:s text:c="4"/>else if(serialSeData[0]== <text:s/>'c'){cameraHD = false;}</text:p>
      <text:p text:style-name="P53"><text:s text:c="4"/></text:p>
      <text:p text:style-name="P53"><text:s text:c="11"/>//activ Buzzer - A faire ajouter mélodie et fonctions Attention les buzzers peuvent se "coincer" qd pb ne pas changer cable immédiatement</text:p>
      <text:p text:style-name="P53"><text:s text:c="4"/>else if(serialSeData[0]== <text:s/>'B'){activeBuzzer = true; if(testSe){Serial.println("&lt;MBuzzer&gt;");}</text:p>
      <text:p text:style-name="P53"><text:s text:c="12"/>if(serialSeData[1]== <text:s/>'F'){</text:p>
      <text:p text:style-name="P53"><text:s text:c="21"/>String chercheFrequence =serialSeData;//X en 3 val commence à 4</text:p>
      <text:p text:style-name="P53"><text:s text:c="21"/>chercheFrequence=chercheFrequence.substring (2);//string.substring(val,to) val inclus 'to' exclus</text:p>
      <text:p text:style-name="P53"><text:s text:c="21"/>frequenceBuzzer=chercheFrequence.toInt();</text:p>
      <text:p text:style-name="P53"><text:s text:c="21"/>Serial.println ("&lt;M-fBuzzer: "+String(frequenceBuzzer)+"&gt;");//0 defaut max frequence 10 </text:p>
      <text:p text:style-name="P53"><text:s text:c="21"/>delay(2000);</text:p>
      <text:p text:style-name="P53"><text:s text:c="21"/>} //BF active Buzzer et var frequenceBuzzer specifique != de 0</text:p>
      <text:p text:style-name="P53"><text:s text:c="13"/></text:p>
      <text:p text:style-name="P53"><text:s text:c="13"/>if(serialSeData[1]== <text:s/>'I'){</text:p>
      <text:p text:style-name="P53"><text:s text:c="21"/>String chercheIntensite =serialSeData;//X en 3 val commence à 4</text:p>
      <text:p text:style-name="P53"><text:s text:c="21"/>chercheIntensite=chercheIntensite.substring (2);//string.substring(val,to) val inclus 'to' exclus</text:p>
      <text:p text:style-name="P53"><text:s text:c="21"/>intensiteBuzzer=chercheIntensite.toInt()*10;//varie de 0 à 250 val transmise 0 à 25</text:p>
      <text:p text:style-name="P53"><text:s text:c="21"/>Serial.println ("&lt;M-iBuzzer: "+String(intensiteBuzzer)+"&gt;");//0 defaut max frequence 10 </text:p>
      <text:p text:style-name="P53"><text:s text:c="21"/>delay(2000);</text:p>
      <text:p text:style-name="P53"><text:s text:c="21"/>} //BF active Buzzer et var intensiteBuzzer specifique != de 0</text:p>
      <text:p text:style-name="P53"><text:s text:c="13"/>}</text:p>
      <text:p text:style-name="P53"><text:s text:c="4"/>else if(serialSeData[0]== <text:s/>'b'){activeBuzzer = false;}</text:p>
      <text:p text:style-name="P53"><text:soft-page-break/><text:s text:c="2"/></text:p>
      <text:p text:style-name="P53"><text:s text:c="5"/>//Reception de messages pour LCD ZZ étaient reçu avec serialSeData[0]== <text:s/>'M'</text:p>
      <text:p text:style-name="P53"><text:s text:c="9"/></text:p>
      <text:p text:style-name="P53"><text:s text:c="5"/>//Ring de led Reception <text:s text:c="3"/></text:p>
      <text:p text:style-name="P53"><text:s text:c="3"/>else if(serialSeData[0]== <text:s/>'R'){</text:p>
      <text:p text:style-name="P53"><text:s text:c="12"/>activeRing = true; ringTpsFin=0; if(testSe){Serial.print("&lt;MringLed&gt;");}</text:p>
      <text:p text:style-name="P53"><text:s text:c="12"/>if(serialSeData[1]== <text:s/>'F'){</text:p>
      <text:p text:style-name="P53"><text:s text:c="21"/>String chercheFrequence =serialSeData;//X en 3 val commence à 4</text:p>
      <text:p text:style-name="P53"><text:s text:c="21"/>chercheFrequence=chercheFrequence.substring (2);//string.substring(val,to) val inclus 'to' exclus</text:p>
      <text:p text:style-name="P53"><text:s text:c="21"/>frequenceRing=chercheFrequence.toInt();</text:p>
      <text:p text:style-name="P53"><text:s text:c="21"/>Serial.println ("&lt;M-fRing: "+String(frequenceRing)+"&gt;");//0 defaut max frequence 10 </text:p>
      <text:p text:style-name="P53"><text:s text:c="21"/>delay(2000);</text:p>
      <text:p text:style-name="P53"><text:s text:c="21"/>} </text:p>
      <text:p text:style-name="P53"><text:s text:c="13"/></text:p>
      <text:p text:style-name="P53"><text:s text:c="12"/>else if(serialSeData[1]== <text:s/>'I'){</text:p>
      <text:p text:style-name="P53"><text:s text:c="21"/>String chercheIntensite =serialSeData;</text:p>
      <text:p text:style-name="P53"><text:s text:c="21"/>chercheIntensite=chercheIntensite.substring (2);//string.substring(val,to) val inclus 'to' exclus</text:p>
      <text:p text:style-name="P53"><text:s text:c="21"/>intensiteRing=chercheIntensite.toInt()*10;//varie de 0 à 250 val transmise 0 à 25</text:p>
      <text:p text:style-name="P53"><text:s text:c="21"/>Serial.println ("&lt;M-iRing: "+String(intensiteRing)+"&gt;");//0 defaut max frequence 10 </text:p>
      <text:p text:style-name="P53"><text:s text:c="21"/>delay(2000);</text:p>
      <text:p text:style-name="P53"><text:s text:c="21"/>} </text:p>
      <text:p text:style-name="P53"><text:s text:c="12"/>else if(serialSeData[1]== <text:s/>'C'){</text:p>
      <text:p text:style-name="P53"><text:s text:c="20"/>String chercheCouleur =serialSeData;</text:p>
      <text:p text:style-name="P53"><text:s text:c="20"/>chercheCouleur=chercheCouleur.substring(6);//2+4 RCrgb(</text:p>
      <text:p text:style-name="P53"><text:s text:c="21"/>int firstvirguleindex=chercheCouleur.indexOf(',');//index position première virgule</text:p>
      <text:p text:style-name="P53"><text:s text:c="21"/>int secondvirguleindex=chercheCouleur.indexOf(',', firstvirguleindex+1);</text:p>
      <text:p text:style-name="P53"><text:s text:c="21"/>String redS=chercheCouleur.substring(0,firstvirguleindex);</text:p>
      <text:p text:style-name="P53"><text:s text:c="21"/>String greenS=chercheCouleur.substring(firstvirguleindex+1,secondvirguleindex);</text:p>
      <text:p text:style-name="P53"><text:s text:c="21"/>String blueS=chercheCouleur.substring(secondvirguleindex+1);</text:p>
      <text:p text:style-name="P53"><text:s text:c="21"/>redRC=redS.toInt();</text:p>
      <text:p text:style-name="P53"><text:s text:c="21"/>greenRC=greenS.toInt();</text:p>
      <text:p text:style-name="P53"><text:s text:c="21"/>blueRC=blueS.toInt();</text:p>
      <text:p text:style-name="P53"><text:s text:c="21"/>//couleurRing=chercheCouleur.toInt();</text:p>
      <text:p text:style-name="P53"><text:s text:c="21"/>Serial.println ("&lt;M-Cring: G "+greenS+"R"+redS+"B"+blueS +"&gt;");//0 defaut max frequence 10 </text:p>
      <text:p text:style-name="P53"><text:s text:c="21"/>} </text:p>
      <text:p text:style-name="P53"><text:s text:c="21"/>ringColor();</text:p>
      <text:p text:style-name="P53"><text:s text:c="13"/>}</text:p>
      <text:p text:style-name="P53"><text:s text:c="4"/>else if(serialSeData[0]== <text:s/>'r'){activeRing = false;}</text:p>
      <text:p text:style-name="P53"/>
      <text:p text:style-name="P53"><text:s text:c="6"/></text:p>
      <text:p text:style-name="P53"><text:s text:c="2"/>//Ruban LED RECEPTION</text:p>
      <text:p text:style-name="P53"><text:s text:c="7"/>//Ring de led Reception <text:s/>- zz <text:s text:c="3"/></text:p>
      <text:p text:style-name="P53"><text:s text:c="3"/>else if(serialSeData[0]== <text:s/>'D'){</text:p>
      <text:p text:style-name="P53"><text:s text:c="12"/>activeRubanLed = true; rubanTpsFin=0; if(testSe){Serial.print("&lt;MrubanLed&gt;");}</text:p>
      <text:p text:style-name="P53"><text:s text:c="12"/>if(serialSeData[1]== <text:s/>'F'){</text:p>
      <text:p text:style-name="P53"><text:s text:c="21"/>String chercheFrequence =serialSeData;//X en 3 val commence à 4</text:p>
      <text:p text:style-name="P53"><text:s text:c="21"/>chercheFrequence=chercheFrequence.substring (2);//string.substring(val,to) val inclus 'to' exclus</text:p>
      <text:p text:style-name="P53"><text:s text:c="21"/>frequenceRubanLed=chercheFrequence.toInt();</text:p>
      <text:p text:style-name="P53"><text:s text:c="21"/>Serial.println ("&lt;M-fRubLed: "+String(frequenceRubanLed)+"&gt;");//0 defaut max frequence 10 </text:p>
      <text:p text:style-name="P53"><text:s text:c="21"/>delay(2000);//????</text:p>
      <text:p text:style-name="P53"><text:s text:c="21"/>ringColor();</text:p>
      <text:p text:style-name="P53"><text:s text:c="21"/>} </text:p>
      <text:p text:style-name="P53"><text:s text:c="13"/></text:p>
      <text:p text:style-name="P53"><text:s text:c="12"/>else if(serialSeData[1]== <text:s/>'I'){</text:p>
      <text:p text:style-name="P53"><text:s text:c="21"/>String chercheIntensite =serialSeData;</text:p>
      <text:p text:style-name="P53"><text:s text:c="21"/>chercheIntensite=chercheIntensite.substring (2);//string.substring(val,to) val inclus 'to' exclus</text:p>
      <text:p text:style-name="P53"><text:s text:c="21"/>intensiteRubanLed=chercheIntensite.toInt()*10;//varie de 0 à 250 val transmise 0 à 25</text:p>
      <text:p text:style-name="P53"><text:s text:c="21"/>Serial.println ("&lt;M-iRubLed: "+String(intensiteRubanLed)+"&gt;");//0 defaut max frequence 10 </text:p>
      <text:p text:style-name="P53"><text:s text:c="21"/>delay(2000);</text:p>
      <text:p text:style-name="P53"><text:s text:c="21"/>ringColor();</text:p>
      <text:p text:style-name="P53"><text:s text:c="21"/>} </text:p>
      <text:p text:style-name="P53"><text:s text:c="12"/>else if(serialSeData[1]== <text:s/>'C'){</text:p>
      <text:p text:style-name="P53"><text:s text:c="20"/>String chercheCouleur =serialSeData;</text:p>
      <text:p text:style-name="P53"><text:s text:c="20"/>chercheCouleur=chercheCouleur.substring(6);//2+4 RCrgb(</text:p>
      <text:p text:style-name="P53"><text:s text:c="21"/>int firstvirguleindex=chercheCouleur.indexOf(',');//index position première virgule</text:p>
      <text:p text:style-name="P53"><text:s text:c="21"/>int secondvirguleindex=chercheCouleur.indexOf(',', firstvirguleindex+1);</text:p>
      <text:p text:style-name="P53"><text:s text:c="21"/>String redS=chercheCouleur.substring(0,firstvirguleindex);</text:p>
      <text:p text:style-name="P53"><text:s text:c="21"/>String greenS=chercheCouleur.substring(firstvirguleindex+1,secondvirguleindex);</text:p>
      <text:p text:style-name="P53"><text:s text:c="21"/>String blueS=chercheCouleur.substring(secondvirguleindex+1);</text:p>
      <text:p text:style-name="P53"><text:soft-page-break/><text:s text:c="21"/>redRB=redS.toInt();//RB pour ruban</text:p>
      <text:p text:style-name="P53"><text:s text:c="21"/>greenRB=greenS.toInt();</text:p>
      <text:p text:style-name="P53"><text:s text:c="21"/>blueRB=blueS.toInt();</text:p>
      <text:p text:style-name="P53"><text:s text:c="21"/>//couleurRing=chercheCouleur.toInt();</text:p>
      <text:p text:style-name="P53"><text:s text:c="21"/>Serial.println ("&lt;M-Cruban: G "+greenS+"R"+redS+"B"+blueS +"&gt;");//0 defaut max frequence 10 </text:p>
      <text:p text:style-name="P53"><text:s text:c="21"/>ringColor();</text:p>
      <text:p text:style-name="P53"><text:s text:c="21"/>}</text:p>
      <text:p text:style-name="P53"><text:s text:c="4"/>// activation de complement ruban led à programme existant <text:s text:c="17"/></text:p>
      <text:p text:style-name="P53"><text:s text:c="12"/>else if(serialSeData[1]== <text:s/>'P'){rubanFuite=true;}//fuite qd mvt se rapproche de US specifique</text:p>
      <text:p text:style-name="P53"><text:s text:c="12"/>else if(serialSeData[1]== <text:s/>'S'){rubanSuivre=true;}</text:p>
      <text:p text:style-name="P53"><text:s text:c="12"/>else if(serialSeData[1]== <text:s/>'T'){rubanTourne=true;}// clignotant fonction mvt direction moteur</text:p>
      <text:p text:style-name="P53"><text:s text:c="12"/>else if(serialSeData[1]== <text:s/>'E'){rubanEmotion=true;} // active dans une fonction emotion e ring une animation specifique du ruban </text:p>
      <text:p text:style-name="P53"><text:s text:c="23"/>}//fin cas ou ruban actif</text:p>
      <text:p text:style-name="P53"><text:s text:c="4"/>else if(serialSeData[0]== <text:s/>'d'){activeRubanLed = false;}</text:p>
      <text:p text:style-name="P53"/>
      <text:p text:style-name="P53"><text:s text:c="7"/></text:p>
      <text:p text:style-name="P53"><text:s text:c="6"/>//Odometrie &amp; autonomie <text:s text:c="2"/></text:p>
      <text:p text:style-name="P53"><text:s text:c="4"/>else if(serialSeData[0]== <text:s/>'K'){</text:p>
      <text:p text:style-name="P53"><text:s text:c="12"/>if(serialSeData[1]== <text:s/>'O') {Serial.println("&lt;Modométrie&amp;ini&gt;");}//{odometrie=1;iniAsservissement();}//odometrie active ET INITIALISATION - Serial.println("&lt;Modométrie&amp;ini&gt;")</text:p>
      <text:p text:style-name="P53"><text:s text:c="12"/>else if (serialSeData[1]== <text:s/>'R') {</text:p>
      <text:p text:style-name="P53"><text:s text:c="22"/>if(serialSeData[2]== <text:s/>'E') {</text:p>
      <text:p text:style-name="P53"><text:s text:c="24"/>rzIni=serialSeData;//X en 3 val commence à 4</text:p>
      <text:p text:style-name="P53"><text:s text:c="24"/>//extraction des valeurs X etY</text:p>
      <text:p text:style-name="P53"><text:s text:c="24"/>String interx=rzIni.substring (4, rzIni.indexOf('Y'));//string.substring(val,to) val inclus 'to' exclus</text:p>
      <text:p text:style-name="P53"><text:s text:c="24"/>xR=interx.toDouble();//distance en cm sur carte dep Se et en mm sur arduino / deplacements)</text:p>
      <text:p text:style-name="P53"><text:s text:c="24"/>String intery=rzIni.substring (rzIni.indexOf('Y')+1);</text:p>
      <text:p text:style-name="P54"><text:s text:c="24"/>yR=intery.toDouble();</text:p>
      <text:p text:style-name="P53"><text:s text:c="24"/></text:p>
      <text:p text:style-name="P53"><text:s text:c="24"/>}</text:p>
      <text:p text:style-name="P53"><text:s text:c="4"/></text:p>
      <text:p text:style-name="P53"><text:s text:c="22"/>if(serialSeData[2]== <text:s/>'C') {</text:p>
      <text:p text:style-name="P53"><text:s text:c="24"/>rzCible=serialSeData;//</text:p>
      <text:p text:style-name="P53"><text:s text:c="24"/>//extraction des valeurs X etY <text:s text:c="2"/>et X en 3 val commence à 4</text:p>
      <text:p text:style-name="P53"><text:s text:c="24"/>String intercx=rzCible.substring (4, rzCible.indexOf('Y'));//string.substring(val,to) val inclus 'to' exclus</text:p>
      <text:p text:style-name="P53"><text:s text:c="24"/>xC=intercx.toDouble();//distance en cm sur rz vituel Se et en mm sur arduino / deplacements reel)</text:p>
      <text:p text:style-name="P53"><text:s text:c="24"/>String intercy=rzCible.substring (rzCible.indexOf('Y')+1);</text:p>
      <text:p text:style-name="P53"><text:s text:c="24"/>yC=intercy.toDouble();</text:p>
      <text:p text:style-name="P53"><text:s text:c="24"/>//initialisation odométrie après transfert info cible</text:p>
      <text:p text:style-name="P53"><text:s text:c="24"/>iniAsservissement();</text:p>
      <text:p text:style-name="P53"><text:s text:c="24"/>odometrie=1;</text:p>
      <text:p text:style-name="P53"><text:s text:c="24"/>Serial.println("&lt;MXcini"+String(xR)+"Yini"+String(yR)+"Xcible"+String(xC)+"Ycible"+String(yC)+"&gt;");</text:p>
      <text:p text:style-name="P53"><text:s text:c="24"/>delay(10);//test</text:p>
      <text:p text:style-name="P53"><text:s text:c="24"/>}</text:p>
      <text:p text:style-name="P53"><text:s text:c="18"/>//Message à arduino}</text:p>
      <text:p text:style-name="P53"><text:s text:c="18"/>codeDir=1;//activation moteur</text:p>
      <text:p text:style-name="P53"><text:s text:c="19"/>Serial.println("&lt;MXini"+String(xR)+"Yini"+String(yR)+"Xcible"+String(xC)+"Ycible"+String(yC)+"&gt;");</text:p>
      <text:p text:style-name="P53"><text:s text:c="19"/></text:p>
      <text:p text:style-name="P53"><text:s text:c="28"/></text:p>
      <text:p text:style-name="P53"><text:s text:c="13"/>} //fin R</text:p>
      <text:p text:style-name="P53"><text:s text:c="16"/></text:p>
      <text:p text:style-name="P53"><text:s text:c="9"/>if(testSe){Serial.println("&lt;Modométrie"+String(xC)+"&gt;");}</text:p>
      <text:p text:style-name="P53"><text:s text:c="9"/>delay(10);</text:p>
      <text:p text:style-name="P53"><text:s text:c="9"/>}//fin de K</text:p>
      <text:p text:style-name="P53"><text:s text:c="26"/></text:p>
      <text:p text:style-name="P53"><text:s text:c="4"/>else{ Serial.println("&lt;M ordre non reconnu par arduino&gt;"); };//fin des else-if</text:p>
      <text:p text:style-name="P53"><text:s text:c="2"/></text:p>
      <text:p text:style-name="P53"><text:s text:c="3"/>}//fin cas newSeData==true</text:p>
      <text:p text:style-name="P53"/>
      <text:p text:style-name="P53">}//fin Setraitement</text:p>
      <text:p text:style-name="P55"/>
      <text:p text:style-name="P53"/>
      <text:p text:style-name="P53"/>
      <text:p text:style-name="P53"/>
      <text:p text:style-name="P53">FQBN: arduino:avr:mega</text:p>
      <text:p text:style-name="P53">Using board 'mega' from platform in folder: C:\Users\Vincent.VINCENTPHACER\AppData\Local\Arduino15\packages\arduino\hardware\avr\1.8.6</text:p>
      <text:p text:style-name="P53">Using core 'arduino' from platform in folder: C:\Users\Vincent.VINCENTPHACER\AppData\Local\Arduino15\packages\arduino\hardware\avr\1.8.6</text:p>
      <text:p text:style-name="P53"/>
      <text:p text:style-name="P53">Detecting libraries used...</text:p>
      <text:p text:style-name="P53">C:\Users\Vincent.VINCENTPHACER\AppData\Local\Arduino15\packages\arduino\tools\avr-gcc\7.3.0-atmel3.6.1-arduino7/bin/avr-g++ -c -g -Os -w -std=gnu++11 -fpermissive -fno-exceptions -ffunction-sections -fdata-sections -fno-threadsafe-statics -Wno-error=narrowing -flto -w -x c++ -E -CC -mmcu=atmega2560 -DF_CPU=16000000L -DARDUINO=10607 -DARDUINO_AVR_MEGA2560 -DARDUINO_ARCH_AVR -IC:\Users\Vincent.VINCENTPHACER\AppData\Local\Arduino15\packages\arduino\hardware\avr\1.8.6\cores\arduino -IC:\Users\Vincent.VINCENTPHACER\AppData\Local\Arduino15\packages\arduino\hardware\avr\1.8.6\variants\mega C:\Users\Vincent.VINCENTPHACER\AppData\Local\arduino\sketches\3D24186A33C226766FD577C0113AC35E\sketch\RobotZmegaNewRZV1.ino.cpp -o nul</text:p>
      <text:p text:style-name="P53">Alternative pour Encoder.h: [Encoder@1.4.4]</text:p>
      <text:p text:style-name="P53">ResolveLibrary(Encoder.h)</text:p>
      <text:p text:style-name="P53"><text:s text:c="2"/>-&gt; candidates: [Encoder@1.4.4]</text:p>
      <text:p text:style-name="P53">C:\Users\Vincent.VINCENTPHACER\AppData\Local\Arduino15\packages\arduino\tools\avr-gcc\7.3.0-atmel3.6.1-arduino7/bin/avr-g++ -c -g -Os -w -std=gnu++11 -fpermissive -fno-exceptions -ffunction-sections -fdata-sections -fno-threadsafe-statics -Wno-error=narrowing -flto -w -x c++ -E -CC -mmcu=atmega2560 -DF_CPU=16000000L -DARDUINO=10607 -DARDUINO_AVR_MEGA2560 -DARDUINO_ARCH_AVR -IC:\Users\Vincent.VINCENTPHACER\AppData\Local\Arduino15\packages\arduino\hardware\avr\1.8.6\cores\arduino -IC:\Users\Vincent.VINCENTPHACER\AppData\Local\Arduino15\packages\arduino\hardware\avr\1.8.6\variants\mega -Ic:\Users\Vincent.VINCENTPHACER\Documents\Arduino\libraries\arduino_571793 C:\Users\Vincent.VINCENTPHACER\AppData\Local\arduino\sketches\3D24186A33C226766FD577C0113AC35E\sketch\RobotZmegaNewRZV1.ino.cpp -o nul</text:p>
      <text:p text:style-name="P53">Alternative pour NewPing.h: [NewPing@1.9.7]</text:p>
      <text:p text:style-name="P53">ResolveLibrary(NewPing.h)</text:p>
      <text:p text:style-name="P53"><text:s text:c="2"/>-&gt; candidates: [NewPing@1.9.7]</text:p>
      <text:p text:style-name="P53">C:\Users\Vincent.VINCENTPHACER\AppData\Local\Arduino15\packages\arduino\tools\avr-gcc\7.3.0-atmel3.6.1-arduino7/bin/avr-g++ -c -g -Os -w -std=gnu++11 -fpermissive -fno-exceptions -ffunction-sections -fdata-sections -fno-threadsafe-statics -Wno-error=narrowing -flto -w -x c++ -E -CC -mmcu=atmega2560 -DF_CPU=16000000L -DARDUINO=10607 -DARDUINO_AVR_MEGA2560 -DARDUINO_ARCH_AVR -IC:\Users\Vincent.VINCENTPHACER\AppData\Local\Arduino15\packages\arduino\hardware\avr\1.8.6\cores\arduino -IC:\Users\Vincent.VINCENTPHACER\AppData\Local\Arduino15\packages\arduino\hardware\avr\1.8.6\variants\mega -Ic:\Users\Vincent.VINCENTPHACER\Documents\Arduino\libraries\arduino_571793 -Ic:\Users\Vincent.VINCENTPHACER\Documents\Arduino\libraries\NewPing\src C:\Users\Vincent.VINCENTPHACER\AppData\Local\arduino\sketches\3D24186A33C226766FD577C0113AC35E\sketch\RobotZmegaNewRZV1.ino.cpp -o nul</text:p>
      <text:p text:style-name="P53">Alternative pour Servo.h: [Servo@1.2.2]</text:p>
      <text:p text:style-name="P53">ResolveLibrary(Servo.h)</text:p>
      <text:p text:style-name="P53"><text:s text:c="2"/>-&gt; candidates: [Servo@1.2.2]</text:p>
      <text:p text:style-name="P53">C:\Users\Vincent.VINCENTPHACER\AppData\Local\Arduino15\packages\arduino\tools\avr-gcc\7.3.0-atmel3.6.1-arduino7/bin/avr-g++ -c -g -Os -w -std=gnu++11 -fpermissive -fno-exceptions -ffunction-sections -fdata-sections -fno-threadsafe-statics -Wno-error=narrowing -flto -w -x c++ -E -CC -mmcu=atmega2560 -DF_CPU=16000000L -DARDUINO=10607 -DARDUINO_AVR_MEGA2560 -DARDUINO_ARCH_AVR -IC:\Users\Vincent.VINCENTPHACER\AppData\Local\Arduino15\packages\arduino\hardware\avr\1.8.6\cores\arduino -IC:\Users\Vincent.VINCENTPHACER\AppData\Local\Arduino15\packages\arduino\hardware\avr\1.8.6\variants\mega -Ic:\Users\Vincent.VINCENTPHACER\Documents\Arduino\libraries\arduino_571793 -Ic:\Users\Vincent.VINCENTPHACER\Documents\Arduino\libraries\NewPing\src -IC:\Users\Vincent.VINCENTPHACER\AppData\Local\Arduino15\libraries\Servo\src C:\Users\Vincent.VINCENTPHACER\AppData\Local\arduino\sketches\3D24186A33C226766FD577C0113AC35E\sketch\RobotZmegaNewRZV1.ino.cpp -o nul</text:p>
      <text:p text:style-name="P53">Alternative pour Adafruit_NeoPixel.h: [Adafruit NeoPixel@1.15.1]</text:p>
      <text:p text:style-name="P53">ResolveLibrary(Adafruit_NeoPixel.h)</text:p>
      <text:p text:style-name="P53"><text:s text:c="2"/>-&gt; candidates: [Adafruit NeoPixel@1.15.1]</text:p>
      <text:p text:style-name="P53">C:\Users\Vincent.VINCENTPHACER\AppData\Local\Arduino15\packages\arduino\tools\avr-gcc\7.3.0-atmel3.6.1-arduino7/bin/avr-g++ -c -g -Os -w -std=gnu++11 -fpermissive -fno-exceptions -ffunction-sections -fdata-sections -fno-threadsafe-statics -Wno-error=narrowing -flto -w -x c++ -E -CC -mmcu=atmega2560 -DF_CPU=16000000L -DARDUINO=10607 -DARDUINO_AVR_MEGA2560 -DARDUINO_ARCH_AVR -IC:\Users\Vincent.VINCENTPHACER\AppData\Local\Arduino15\packages\arduino\hardware\avr\1.8.6\cores\arduino -IC:\Users\Vincent.VINCENTPHACER\AppData\Local\Arduino15\packages\arduino\hardware\avr\1.8.6\variants\mega -Ic:\Users\Vincent.VINCENTPHACER\Documents\Arduino\libraries\arduino_571793 -Ic:\Users\Vincent.VINCENTPHACER\Documents\Arduino\libraries\NewPing\src -IC:<text:soft-page-break/>\Users\Vincent.VINCENTPHACER\AppData\Local\Arduino15\libraries\Servo\src -Ic:\Users\Vincent.VINCENTPHACER\Documents\Arduino\libraries\Adafruit_NeoPixel C:\Users\Vincent.VINCENTPHACER\AppData\Local\arduino\sketches\3D24186A33C226766FD577C0113AC35E\sketch\RobotZmegaNewRZV1.ino.cpp -o nul</text:p>
      <text:p text:style-name="P53">Alternative pour HX711.h: [HX711@0.6.1]</text:p>
      <text:p text:style-name="P53">ResolveLibrary(HX711.h)</text:p>
      <text:p text:style-name="P53"><text:s text:c="2"/>-&gt; candidates: [HX711@0.6.1]</text:p>
      <text:p text:style-name="P53">C:\Users\Vincent.VINCENTPHACER\AppData\Local\Arduino15\packages\arduino\tools\avr-gcc\7.3.0-atmel3.6.1-arduino7/bin/avr-g++ -c -g -Os -w -std=gnu++11 -fpermissive -fno-exceptions -ffunction-sections -fdata-sections -fno-threadsafe-statics -Wno-error=narrowing -flto -w -x c++ -E -CC -mmcu=atmega2560 -DF_CPU=16000000L -DARDUINO=10607 -DARDUINO_AVR_MEGA2560 -DARDUINO_ARCH_AVR -IC:\Users\Vincent.VINCENTPHACER\AppData\Local\Arduino15\packages\arduino\hardware\avr\1.8.6\cores\arduino -IC:\Users\Vincent.VINCENTPHACER\AppData\Local\Arduino15\packages\arduino\hardware\avr\1.8.6\variants\mega -Ic:\Users\Vincent.VINCENTPHACER\Documents\Arduino\libraries\arduino_571793 -Ic:\Users\Vincent.VINCENTPHACER\Documents\Arduino\libraries\NewPing\src -IC:\Users\Vincent.VINCENTPHACER\AppData\Local\Arduino15\libraries\Servo\src -Ic:\Users\Vincent.VINCENTPHACER\Documents\Arduino\libraries\Adafruit_NeoPixel -Ic:\Users\Vincent.VINCENTPHACER\Documents\Arduino\libraries\HX711 C:\Users\Vincent.VINCENTPHACER\AppData\Local\arduino\sketches\3D24186A33C226766FD577C0113AC35E\sketch\RobotZmegaNewRZV1.ino.cpp -o nul</text:p>
      <text:p text:style-name="P53">C:\Users\Vincent.VINCENTPHACER\AppData\Local\Arduino15\packages\arduino\tools\avr-gcc\7.3.0-atmel3.6.1-arduino7/bin/avr-g++ -c -g -Os -w -std=gnu++11 -fpermissive -fno-exceptions -ffunction-sections -fdata-sections -fno-threadsafe-statics -Wno-error=narrowing -flto -w -x c++ -E -CC -mmcu=atmega2560 -DF_CPU=16000000L -DARDUINO=10607 -DARDUINO_AVR_MEGA2560 -DARDUINO_ARCH_AVR -IC:\Users\Vincent.VINCENTPHACER\AppData\Local\Arduino15\packages\arduino\hardware\avr\1.8.6\cores\arduino -IC:\Users\Vincent.VINCENTPHACER\AppData\Local\Arduino15\packages\arduino\hardware\avr\1.8.6\variants\mega -Ic:\Users\Vincent.VINCENTPHACER\Documents\Arduino\libraries\arduino_571793 -Ic:\Users\Vincent.VINCENTPHACER\Documents\Arduino\libraries\NewPing\src -IC:\Users\Vincent.VINCENTPHACER\AppData\Local\Arduino15\libraries\Servo\src -Ic:\Users\Vincent.VINCENTPHACER\Documents\Arduino\libraries\Adafruit_NeoPixel -Ic:\Users\Vincent.VINCENTPHACER\Documents\Arduino\libraries\HX711 -IC:\Users\Vincent.VINCENTPHACER\Documents\Arduino\libraries\arduino_571793\utility c:\Users\Vincent.VINCENTPHACER\Documents\Arduino\libraries\arduino_571793\Encoder.cpp -o nul</text:p>
      <text:p text:style-name="P53">C:\Users\Vincent.VINCENTPHACER\AppData\Local\Arduino15\packages\arduino\tools\avr-gcc\7.3.0-atmel3.6.1-arduino7/bin/avr-g++ -c -g -Os -w -std=gnu++11 -fpermissive -fno-exceptions -ffunction-sections -fdata-sections -fno-threadsafe-statics -Wno-error=narrowing -flto -w -x c++ -E -CC -mmcu=atmega2560 -DF_CPU=16000000L -DARDUINO=10607 -DARDUINO_AVR_MEGA2560 -DARDUINO_ARCH_AVR -IC:\Users\Vincent.VINCENTPHACER\AppData\Local\Arduino15\packages\arduino\hardware\avr\1.8.6\cores\arduino -IC:\Users\Vincent.VINCENTPHACER\AppData\Local\Arduino15\packages\arduino\hardware\avr\1.8.6\variants\mega -Ic:\Users\Vincent.VINCENTPHACER\Documents\Arduino\libraries\arduino_571793 -Ic:\Users\Vincent.VINCENTPHACER\Documents\Arduino\libraries\NewPing\src -IC:\Users\Vincent.VINCENTPHACER\AppData\Local\Arduino15\libraries\Servo\src -Ic:\Users\Vincent.VINCENTPHACER\Documents\Arduino\libraries\Adafruit_NeoPixel -Ic:\Users\Vincent.VINCENTPHACER\Documents\Arduino\libraries\HX711 c:\Users\Vincent.VINCENTPHACER\Documents\Arduino\libraries\NewPing\src\NewPing.cpp -o nul</text:p>
      <text:p text:style-name="P53">C:\Users\Vincent.VINCENTPHACER\AppData\Local\Arduino15\packages\arduino\tools\avr-gcc\7.3.0-atmel3.6.1-arduino7/bin/avr-g++ -c -g -Os -w -std=gnu++11 -fpermissive -fno-exceptions -ffunction-sections -fdata-sections -fno-threadsafe-statics -Wno-error=narrowing -flto -w -x c++ -E -CC -mmcu=atmega2560 -DF_CPU=16000000L -DARDUINO=10607 -DARDUINO_AVR_MEGA2560 -DARDUINO_ARCH_AVR -IC:\Users\Vincent.VINCENTPHACER\AppData\Local\Arduino15\packages\arduino\hardware\avr\1.8.6\cores\arduino -IC:\Users\Vincent.VINCENTPHACER\AppData\Local\Arduino15\packages\arduino\hardware\avr\1.8.6\variants\mega -Ic:\Users\Vincent.VINCENTPHACER\Documents\Arduino\libraries\arduino_571793 -Ic:\Users\Vincent.VINCENTPHACER\Documents\Arduino\libraries\NewPing\src -IC:\Users\Vincent.VINCENTPHACER\AppData\Local\Arduino15\libraries\Servo\src -Ic:\Users\Vincent.VINCENTPHACER\Documents\Arduino\libraries\Adafruit_NeoPixel -Ic:\Users\Vincent.VINCENTPHACER\Documents\Arduino\libraries\HX711 C:\Users\Vincent.VINCENTPHACER\AppData\Local\Arduino15\libraries\Servo\src\avr\Servo.cpp -o nul</text:p>
      <text:p text:style-name="P53">C:\Users\Vincent.VINCENTPHACER\AppData\Local\Arduino15\packages\arduino\tools\avr-gcc\7.3.0-atmel3.6.1-arduino7/bin/avr-g++ -c -g -Os -w -std=gnu++11 -fpermissive -fno-exceptions -ffunction-sections -fdata-sections -fno-threadsafe-statics -Wno-error=narrowing -flto -w -x c++ -E -CC -mmcu=atmega2560 -DF_CPU=16000000L -DARDUINO=10607 -DARDUINO_AVR_MEGA2560 -DARDUINO_ARCH_AVR -IC:\Users\Vincent.VINCENTPHACER\AppData\Local\Arduino15\packages\arduino\hardware\avr\1.8.6\cores\arduino -IC:\Users\Vincent.VINCENTPHACER\AppData\Local\Arduino15\packages\arduino\hardware\avr\1.8.6\variants\mega -Ic:\Users\Vincent.VINCENTPHACER\Documents\Arduino\libraries\arduino_571793 -Ic:\Users\Vincent.VINCENTPHACER\Documents\Arduino\libraries\NewPing\src -IC:\Users\Vincent.VINCENTPHACER\AppData\Local\Arduino15\libraries\Servo\src -Ic:\Users\Vincent.VINCENTPHACER\Documents\Arduino\libraries\Adafruit_NeoPixel -Ic:\Users\Vincent.VINCENTPHACER\Documents\Arduino\libraries\HX711 C:\Users\Vincent.VINCENTPHACER\AppData\Local\Arduino15\libraries\Servo\src\mbed\Servo.cpp -o nul</text:p>
      <text:p text:style-name="P53"><text:soft-page-break/>C:\Users\Vincent.VINCENTPHACER\AppData\Local\Arduino15\packages\arduino\tools\avr-gcc\7.3.0-atmel3.6.1-arduino7/bin/avr-g++ -c -g -Os -w -std=gnu++11 -fpermissive -fno-exceptions -ffunction-sections -fdata-sections -fno-threadsafe-statics -Wno-error=narrowing -flto -w -x c++ -E -CC -mmcu=atmega2560 -DF_CPU=16000000L -DARDUINO=10607 -DARDUINO_AVR_MEGA2560 -DARDUINO_ARCH_AVR -IC:\Users\Vincent.VINCENTPHACER\AppData\Local\Arduino15\packages\arduino\hardware\avr\1.8.6\cores\arduino -IC:\Users\Vincent.VINCENTPHACER\AppData\Local\Arduino15\packages\arduino\hardware\avr\1.8.6\variants\mega -Ic:\Users\Vincent.VINCENTPHACER\Documents\Arduino\libraries\arduino_571793 -Ic:\Users\Vincent.VINCENTPHACER\Documents\Arduino\libraries\NewPing\src -IC:\Users\Vincent.VINCENTPHACER\AppData\Local\Arduino15\libraries\Servo\src -Ic:\Users\Vincent.VINCENTPHACER\Documents\Arduino\libraries\Adafruit_NeoPixel -Ic:\Users\Vincent.VINCENTPHACER\Documents\Arduino\libraries\HX711 C:\Users\Vincent.VINCENTPHACER\AppData\Local\Arduino15\libraries\Servo\src\megaavr\Servo.cpp -o nul</text:p>
      <text:p text:style-name="P53">C:\Users\Vincent.VINCENTPHACER\AppData\Local\Arduino15\packages\arduino\tools\avr-gcc\7.3.0-atmel3.6.1-arduino7/bin/avr-g++ -c -g -Os -w -std=gnu++11 -fpermissive -fno-exceptions -ffunction-sections -fdata-sections -fno-threadsafe-statics -Wno-error=narrowing -flto -w -x c++ -E -CC -mmcu=atmega2560 -DF_CPU=16000000L -DARDUINO=10607 -DARDUINO_AVR_MEGA2560 -DARDUINO_ARCH_AVR -IC:\Users\Vincent.VINCENTPHACER\AppData\Local\Arduino15\packages\arduino\hardware\avr\1.8.6\cores\arduino -IC:\Users\Vincent.VINCENTPHACER\AppData\Local\Arduino15\packages\arduino\hardware\avr\1.8.6\variants\mega -Ic:\Users\Vincent.VINCENTPHACER\Documents\Arduino\libraries\arduino_571793 -Ic:\Users\Vincent.VINCENTPHACER\Documents\Arduino\libraries\NewPing\src -IC:\Users\Vincent.VINCENTPHACER\AppData\Local\Arduino15\libraries\Servo\src -Ic:\Users\Vincent.VINCENTPHACER\Documents\Arduino\libraries\Adafruit_NeoPixel -Ic:\Users\Vincent.VINCENTPHACER\Documents\Arduino\libraries\HX711 C:\Users\Vincent.VINCENTPHACER\AppData\Local\Arduino15\libraries\Servo\src\nrf52\Servo.cpp -o nul</text:p>
      <text:p text:style-name="P53">C:\Users\Vincent.VINCENTPHACER\AppData\Local\Arduino15\packages\arduino\tools\avr-gcc\7.3.0-atmel3.6.1-arduino7/bin/avr-g++ -c -g -Os -w -std=gnu++11 -fpermissive -fno-exceptions -ffunction-sections -fdata-sections -fno-threadsafe-statics -Wno-error=narrowing -flto -w -x c++ -E -CC -mmcu=atmega2560 -DF_CPU=16000000L -DARDUINO=10607 -DARDUINO_AVR_MEGA2560 -DARDUINO_ARCH_AVR -IC:\Users\Vincent.VINCENTPHACER\AppData\Local\Arduino15\packages\arduino\hardware\avr\1.8.6\cores\arduino -IC:\Users\Vincent.VINCENTPHACER\AppData\Local\Arduino15\packages\arduino\hardware\avr\1.8.6\variants\mega -Ic:\Users\Vincent.VINCENTPHACER\Documents\Arduino\libraries\arduino_571793 -Ic:\Users\Vincent.VINCENTPHACER\Documents\Arduino\libraries\NewPing\src -IC:\Users\Vincent.VINCENTPHACER\AppData\Local\Arduino15\libraries\Servo\src -Ic:\Users\Vincent.VINCENTPHACER\Documents\Arduino\libraries\Adafruit_NeoPixel -Ic:\Users\Vincent.VINCENTPHACER\Documents\Arduino\libraries\HX711 C:\Users\Vincent.VINCENTPHACER\AppData\Local\Arduino15\libraries\Servo\src\renesas\Servo.cpp -o nul</text:p>
      <text:p text:style-name="P53">C:\Users\Vincent.VINCENTPHACER\AppData\Local\Arduino15\packages\arduino\tools\avr-gcc\7.3.0-atmel3.6.1-arduino7/bin/avr-g++ -c -g -Os -w -std=gnu++11 -fpermissive -fno-exceptions -ffunction-sections -fdata-sections -fno-threadsafe-statics -Wno-error=narrowing -flto -w -x c++ -E -CC -mmcu=atmega2560 -DF_CPU=16000000L -DARDUINO=10607 -DARDUINO_AVR_MEGA2560 -DARDUINO_ARCH_AVR -IC:\Users\Vincent.VINCENTPHACER\AppData\Local\Arduino15\packages\arduino\hardware\avr\1.8.6\cores\arduino -IC:\Users\Vincent.VINCENTPHACER\AppData\Local\Arduino15\packages\arduino\hardware\avr\1.8.6\variants\mega -Ic:\Users\Vincent.VINCENTPHACER\Documents\Arduino\libraries\arduino_571793 -Ic:\Users\Vincent.VINCENTPHACER\Documents\Arduino\libraries\NewPing\src -IC:\Users\Vincent.VINCENTPHACER\AppData\Local\Arduino15\libraries\Servo\src -Ic:\Users\Vincent.VINCENTPHACER\Documents\Arduino\libraries\Adafruit_NeoPixel -Ic:\Users\Vincent.VINCENTPHACER\Documents\Arduino\libraries\HX711 C:\Users\Vincent.VINCENTPHACER\AppData\Local\Arduino15\libraries\Servo\src\sam\Servo.cpp -o nul</text:p>
      <text:p text:style-name="P53">C:\Users\Vincent.VINCENTPHACER\AppData\Local\Arduino15\packages\arduino\tools\avr-gcc\7.3.0-atmel3.6.1-arduino7/bin/avr-g++ -c -g -Os -w -std=gnu++11 -fpermissive -fno-exceptions -ffunction-sections -fdata-sections -fno-threadsafe-statics -Wno-error=narrowing -flto -w -x c++ -E -CC -mmcu=atmega2560 -DF_CPU=16000000L -DARDUINO=10607 -DARDUINO_AVR_MEGA2560 -DARDUINO_ARCH_AVR -IC:\Users\Vincent.VINCENTPHACER\AppData\Local\Arduino15\packages\arduino\hardware\avr\1.8.6\cores\arduino -IC:\Users\Vincent.VINCENTPHACER\AppData\Local\Arduino15\packages\arduino\hardware\avr\1.8.6\variants\mega -Ic:\Users\Vincent.VINCENTPHACER\Documents\Arduino\libraries\arduino_571793 -Ic:\Users\Vincent.VINCENTPHACER\Documents\Arduino\libraries\NewPing\src -IC:\Users\Vincent.VINCENTPHACER\AppData\Local\Arduino15\libraries\Servo\src -Ic:\Users\Vincent.VINCENTPHACER\Documents\Arduino\libraries\Adafruit_NeoPixel -Ic:\Users\Vincent.VINCENTPHACER\Documents\Arduino\libraries\HX711 C:\Users\Vincent.VINCENTPHACER\AppData\Local\Arduino15\libraries\Servo\src\samd\Servo.cpp -o nul</text:p>
      <text:p text:style-name="P53">C:\Users\Vincent.VINCENTPHACER\AppData\Local\Arduino15\packages\arduino\tools\avr-gcc\7.3.0-atmel3.6.1-arduino7/bin/avr-g++ -c -g -Os -w -std=gnu++11 -fpermissive -fno-exceptions -ffunction-sections -fdata-sections -fno-threadsafe-statics -Wno-error=narrowing -flto -w -x c++ -E -CC -mmcu=atmega2560 -DF_CPU=16000000L -DARDUINO=10607 -DARDUINO_AVR_MEGA2560 -DARDUINO_ARCH_AVR -IC:\Users\Vincent.VINCENTPHACER\AppData\Local\Arduino15\packages\arduino\hardware\avr\1.8.6\cores\arduino -IC:\Users\Vincent.VINCENTPHACER\AppData\Local\Arduino15\packages\arduino\hardware\avr\1.8.6\variants\mega -Ic:\Users\Vincent.VINCENTPHACER\Documents\Arduino\libraries\arduino_571793 -Ic:\Users\Vincent.VINCENTPHACER\Documents\Arduino\libraries\NewPing\src -IC:\Users\Vincent.VINCENTPHACER\AppData\Local\Arduino15\libraries\Servo\src -Ic:<text:soft-page-break/>\Users\Vincent.VINCENTPHACER\Documents\Arduino\libraries\Adafruit_NeoPixel -Ic:\Users\Vincent.VINCENTPHACER\Documents\Arduino\libraries\HX711 C:\Users\Vincent.VINCENTPHACER\AppData\Local\Arduino15\libraries\Servo\src\stm32f4\Servo.cpp -o nul</text:p>
      <text:p text:style-name="P53">C:\Users\Vincent.VINCENTPHACER\AppData\Local\Arduino15\packages\arduino\tools\avr-gcc\7.3.0-atmel3.6.1-arduino7/bin/avr-g++ -c -g -Os -w -std=gnu++11 -fpermissive -fno-exceptions -ffunction-sections -fdata-sections -fno-threadsafe-statics -Wno-error=narrowing -flto -w -x c++ -E -CC -mmcu=atmega2560 -DF_CPU=16000000L -DARDUINO=10607 -DARDUINO_AVR_MEGA2560 -DARDUINO_ARCH_AVR -IC:\Users\Vincent.VINCENTPHACER\AppData\Local\Arduino15\packages\arduino\hardware\avr\1.8.6\cores\arduino -IC:\Users\Vincent.VINCENTPHACER\AppData\Local\Arduino15\packages\arduino\hardware\avr\1.8.6\variants\mega -Ic:\Users\Vincent.VINCENTPHACER\Documents\Arduino\libraries\arduino_571793 -Ic:\Users\Vincent.VINCENTPHACER\Documents\Arduino\libraries\NewPing\src -IC:\Users\Vincent.VINCENTPHACER\AppData\Local\Arduino15\libraries\Servo\src -Ic:\Users\Vincent.VINCENTPHACER\Documents\Arduino\libraries\Adafruit_NeoPixel -Ic:\Users\Vincent.VINCENTPHACER\Documents\Arduino\libraries\HX711 C:\Users\Vincent.VINCENTPHACER\AppData\Local\Arduino15\libraries\Servo\src\xmc\Servo.cpp -o nul</text:p>
      <text:p text:style-name="P53">C:\Users\Vincent.VINCENTPHACER\AppData\Local\Arduino15\packages\arduino\tools\avr-gcc\7.3.0-atmel3.6.1-arduino7/bin/avr-g++ -c -g -Os -w -std=gnu++11 -fpermissive -fno-exceptions -ffunction-sections -fdata-sections -fno-threadsafe-statics -Wno-error=narrowing -flto -w -x c++ -E -CC -mmcu=atmega2560 -DF_CPU=16000000L -DARDUINO=10607 -DARDUINO_AVR_MEGA2560 -DARDUINO_ARCH_AVR -IC:\Users\Vincent.VINCENTPHACER\AppData\Local\Arduino15\packages\arduino\hardware\avr\1.8.6\cores\arduino -IC:\Users\Vincent.VINCENTPHACER\AppData\Local\Arduino15\packages\arduino\hardware\avr\1.8.6\variants\mega -Ic:\Users\Vincent.VINCENTPHACER\Documents\Arduino\libraries\arduino_571793 -Ic:\Users\Vincent.VINCENTPHACER\Documents\Arduino\libraries\NewPing\src -IC:\Users\Vincent.VINCENTPHACER\AppData\Local\Arduino15\libraries\Servo\src -Ic:\Users\Vincent.VINCENTPHACER\Documents\Arduino\libraries\Adafruit_NeoPixel -Ic:\Users\Vincent.VINCENTPHACER\Documents\Arduino\libraries\HX711 c:\Users\Vincent.VINCENTPHACER\Documents\Arduino\libraries\Adafruit_NeoPixel\Adafruit_NeoPixel.cpp -o nul</text:p>
      <text:p text:style-name="P53">C:\Users\Vincent.VINCENTPHACER\AppData\Local\Arduino15\packages\arduino\tools\avr-gcc\7.3.0-atmel3.6.1-arduino7/bin/avr-g++ -c -g -Os -w -std=gnu++11 -fpermissive -fno-exceptions -ffunction-sections -fdata-sections -fno-threadsafe-statics -Wno-error=narrowing -flto -w -x c++ -E -CC -mmcu=atmega2560 -DF_CPU=16000000L -DARDUINO=10607 -DARDUINO_AVR_MEGA2560 -DARDUINO_ARCH_AVR -IC:\Users\Vincent.VINCENTPHACER\AppData\Local\Arduino15\packages\arduino\hardware\avr\1.8.6\cores\arduino -IC:\Users\Vincent.VINCENTPHACER\AppData\Local\Arduino15\packages\arduino\hardware\avr\1.8.6\variants\mega -Ic:\Users\Vincent.VINCENTPHACER\Documents\Arduino\libraries\arduino_571793 -Ic:\Users\Vincent.VINCENTPHACER\Documents\Arduino\libraries\NewPing\src -IC:\Users\Vincent.VINCENTPHACER\AppData\Local\Arduino15\libraries\Servo\src -Ic:\Users\Vincent.VINCENTPHACER\Documents\Arduino\libraries\Adafruit_NeoPixel -Ic:\Users\Vincent.VINCENTPHACER\Documents\Arduino\libraries\HX711 c:\Users\Vincent.VINCENTPHACER\Documents\Arduino\libraries\Adafruit_NeoPixel\Adafruit_Neopixel_RP2.cpp -o nul</text:p>
      <text:p text:style-name="P53">C:\Users\Vincent.VINCENTPHACER\AppData\Local\Arduino15\packages\arduino\tools\avr-gcc\7.3.0-atmel3.6.1-arduino7/bin/avr-g++ -c -g -Os -w -std=gnu++11 -fpermissive -fno-exceptions -ffunction-sections -fdata-sections -fno-threadsafe-statics -Wno-error=narrowing -flto -w -x c++ -E -CC -mmcu=atmega2560 -DF_CPU=16000000L -DARDUINO=10607 -DARDUINO_AVR_MEGA2560 -DARDUINO_ARCH_AVR -IC:\Users\Vincent.VINCENTPHACER\AppData\Local\Arduino15\packages\arduino\hardware\avr\1.8.6\cores\arduino -IC:\Users\Vincent.VINCENTPHACER\AppData\Local\Arduino15\packages\arduino\hardware\avr\1.8.6\variants\mega -Ic:\Users\Vincent.VINCENTPHACER\Documents\Arduino\libraries\arduino_571793 -Ic:\Users\Vincent.VINCENTPHACER\Documents\Arduino\libraries\NewPing\src -IC:\Users\Vincent.VINCENTPHACER\AppData\Local\Arduino15\libraries\Servo\src -Ic:\Users\Vincent.VINCENTPHACER\Documents\Arduino\libraries\Adafruit_NeoPixel -Ic:\Users\Vincent.VINCENTPHACER\Documents\Arduino\libraries\HX711 c:\Users\Vincent.VINCENTPHACER\Documents\Arduino\libraries\Adafruit_NeoPixel\esp.c -o nul</text:p>
      <text:p text:style-name="P53">C:\Users\Vincent.VINCENTPHACER\AppData\Local\Arduino15\packages\arduino\tools\avr-gcc\7.3.0-atmel3.6.1-arduino7/bin/avr-g++ -c -g -Os -w -std=gnu++11 -fpermissive -fno-exceptions -ffunction-sections -fdata-sections -fno-threadsafe-statics -Wno-error=narrowing -flto -w -x c++ -E -CC -mmcu=atmega2560 -DF_CPU=16000000L -DARDUINO=10607 -DARDUINO_AVR_MEGA2560 -DARDUINO_ARCH_AVR -IC:\Users\Vincent.VINCENTPHACER\AppData\Local\Arduino15\packages\arduino\hardware\avr\1.8.6\cores\arduino -IC:\Users\Vincent.VINCENTPHACER\AppData\Local\Arduino15\packages\arduino\hardware\avr\1.8.6\variants\mega -Ic:\Users\Vincent.VINCENTPHACER\Documents\Arduino\libraries\arduino_571793 -Ic:\Users\Vincent.VINCENTPHACER\Documents\Arduino\libraries\NewPing\src -IC:\Users\Vincent.VINCENTPHACER\AppData\Local\Arduino15\libraries\Servo\src -Ic:\Users\Vincent.VINCENTPHACER\Documents\Arduino\libraries\Adafruit_NeoPixel -Ic:\Users\Vincent.VINCENTPHACER\Documents\Arduino\libraries\HX711 c:\Users\Vincent.VINCENTPHACER\Documents\Arduino\libraries\Adafruit_NeoPixel\esp8266.c -o nul</text:p>
      <text:p text:style-name="P53">C:\Users\Vincent.VINCENTPHACER\AppData\Local\Arduino15\packages\arduino\tools\avr-gcc\7.3.0-atmel3.6.1-arduino7/bin/avr-g++ -c -g -Os -w -std=gnu++11 -fpermissive -fno-exceptions -ffunction-sections -fdata-sections -fno-threadsafe-statics -Wno-error=narrowing -flto -w -x c++ -E -CC -mmcu=atmega2560 -DF_CPU=16000000L -DARDUINO=10607 -DARDUINO_AVR_MEGA2560 -DARDUINO_ARCH_AVR -IC:\Users\Vincent.VINCENTPHACER\AppData\Local\Arduino15\packages\arduino\hardware\avr\1.8.6\cores\arduino -IC:\Users\Vincent.VINCENTPHACER\AppData\Local\Arduino15\packages\arduino\hardware\avr\1.8.6\variants\mega -Ic:<text:soft-page-break/>\Users\Vincent.VINCENTPHACER\Documents\Arduino\libraries\arduino_571793 -Ic:\Users\Vincent.VINCENTPHACER\Documents\Arduino\libraries\NewPing\src -IC:\Users\Vincent.VINCENTPHACER\AppData\Local\Arduino15\libraries\Servo\src -Ic:\Users\Vincent.VINCENTPHACER\Documents\Arduino\libraries\Adafruit_NeoPixel -Ic:\Users\Vincent.VINCENTPHACER\Documents\Arduino\libraries\HX711 c:\Users\Vincent.VINCENTPHACER\Documents\Arduino\libraries\Adafruit_NeoPixel\kendyte_k210.c -o nul</text:p>
      <text:p text:style-name="P53">C:\Users\Vincent.VINCENTPHACER\AppData\Local\Arduino15\packages\arduino\tools\avr-gcc\7.3.0-atmel3.6.1-arduino7/bin/avr-g++ -c -g -Os -w -std=gnu++11 -fpermissive -fno-exceptions -ffunction-sections -fdata-sections -fno-threadsafe-statics -Wno-error=narrowing -flto -w -x c++ -E -CC -mmcu=atmega2560 -DF_CPU=16000000L -DARDUINO=10607 -DARDUINO_AVR_MEGA2560 -DARDUINO_ARCH_AVR -IC:\Users\Vincent.VINCENTPHACER\AppData\Local\Arduino15\packages\arduino\hardware\avr\1.8.6\cores\arduino -IC:\Users\Vincent.VINCENTPHACER\AppData\Local\Arduino15\packages\arduino\hardware\avr\1.8.6\variants\mega -Ic:\Users\Vincent.VINCENTPHACER\Documents\Arduino\libraries\arduino_571793 -Ic:\Users\Vincent.VINCENTPHACER\Documents\Arduino\libraries\NewPing\src -IC:\Users\Vincent.VINCENTPHACER\AppData\Local\Arduino15\libraries\Servo\src -Ic:\Users\Vincent.VINCENTPHACER\Documents\Arduino\libraries\Adafruit_NeoPixel -Ic:\Users\Vincent.VINCENTPHACER\Documents\Arduino\libraries\HX711 c:\Users\Vincent.VINCENTPHACER\Documents\Arduino\libraries\HX711\HX711.cpp -o nul</text:p>
      <text:p text:style-name="P53">Generating function prototypes...</text:p>
      <text:p text:style-name="P53">C:\Users\Vincent.VINCENTPHACER\AppData\Local\Arduino15\packages\arduino\tools\avr-gcc\7.3.0-atmel3.6.1-arduino7/bin/avr-g++ -c -g -Os -w -std=gnu++11 -fpermissive -fno-exceptions -ffunction-sections -fdata-sections -fno-threadsafe-statics -Wno-error=narrowing -flto -w -x c++ -E -CC -mmcu=atmega2560 -DF_CPU=16000000L -DARDUINO=10607 -DARDUINO_AVR_MEGA2560 -DARDUINO_ARCH_AVR -IC:\Users\Vincent.VINCENTPHACER\AppData\Local\Arduino15\packages\arduino\hardware\avr\1.8.6\cores\arduino -IC:\Users\Vincent.VINCENTPHACER\AppData\Local\Arduino15\packages\arduino\hardware\avr\1.8.6\variants\mega -Ic:\Users\Vincent.VINCENTPHACER\Documents\Arduino\libraries\arduino_571793 -Ic:\Users\Vincent.VINCENTPHACER\Documents\Arduino\libraries\NewPing\src -IC:\Users\Vincent.VINCENTPHACER\AppData\Local\Arduino15\libraries\Servo\src -Ic:\Users\Vincent.VINCENTPHACER\Documents\Arduino\libraries\Adafruit_NeoPixel -Ic:\Users\Vincent.VINCENTPHACER\Documents\Arduino\libraries\HX711 C:\Users\Vincent.VINCENTPHACER\AppData\Local\arduino\sketches\3D24186A33C226766FD577C0113AC35E\sketch\RobotZmegaNewRZV1.ino.cpp -o C:\Users\Vincent.VINCENTPHACER\AppData\Local\Temp\3754884654\sketch_merged.cpp</text:p>
      <text:p text:style-name="P53">C:\Users\Vincent.VINCENTPHACER\AppData\Local\Arduino15\packages\builtin\tools\ctags\5.8-arduino11/ctags -u --language-force=c++ -f - --c++-kinds=svpf --fields=KSTtzns --line-directives C:\Users\Vincent.VINCENTPHACER\AppData\Local\Temp\3754884654\sketch_merged.cpp</text:p>
      <text:p text:style-name="P53"/>
      <text:p text:style-name="P53">Compilation du croquis...</text:p>
      <text:p text:style-name="P53">"C:\\Users\\Vincent.VINCENTPHACER\\AppData\\Local\\Arduino15\\packages\\arduino\\tools\\avr-gcc\\7.3.0-atmel3.6.1-arduino7/bin/avr-g++" -c -g -Os -std=gnu++11 -fpermissive -fno-exceptions -ffunction-sections -fdata-sections -fno-threadsafe-statics -Wno-error=narrowing -MMD -flto -mmcu=atmega2560 -DF_CPU=16000000L -DARDUINO=10607 -DARDUINO_AVR_MEGA2560 -DARDUINO_ARCH_AVR "-IC:\\Users\\Vincent.VINCENTPHACER\\AppData\\Local\\Arduino15\\packages\\arduino\\hardware\\avr\\1.8.6\\cores\\arduino" "-IC:\\Users\\Vincent.VINCENTPHACER\\AppData\\Local\\Arduino15\\packages\\arduino\\hardware\\avr\\1.8.6\\variants\\mega" "-Ic:\\Users\\Vincent.VINCENTPHACER\\Documents\\Arduino\\libraries\\arduino_571793" "-Ic:\\Users\\Vincent.VINCENTPHACER\\Documents\\Arduino\\libraries\\NewPing\\src" "-IC:\\Users\\Vincent.VINCENTPHACER\\AppData\\Local\\Arduino15\\libraries\\Servo\\src" "-Ic:\\Users\\Vincent.VINCENTPHACER\\Documents\\Arduino\\libraries\\Adafruit_NeoPixel" "-Ic:\\Users\\Vincent.VINCENTPHACER\\Documents\\Arduino\\libraries\\HX711" "C:\\Users\\Vincent.VINCENTPHACER\\AppData\\Local\\arduino\\sketches\\3D24186A33C226766FD577C0113AC35E\\sketch\\RobotZmegaNewRZV1.ino.cpp" -o "C:\\Users\\Vincent.VINCENTPHACER\\AppData\\Local\\arduino\\sketches\\3D24186A33C226766FD577C0113AC35E\\sketch\\RobotZmegaNewRZV1.ino.cpp.o"</text:p>
      <text:p text:style-name="P53">C:\Users\Vincent.VINCENTPHACER\Documents\AARZOK\RzArduino\RobotZmegaNewRZ\RobotZmegaNewRZV1\RobotZmegaNewRZV1.ino: In function 'void choixModeRz()':</text:p>
      <text:p text:style-name="P53">C:\Users\Vincent.VINCENTPHACER\Documents\AARZOK\RzArduino\RobotZmegaNewRZ\RobotZmegaNewRZV1\RobotZmegaNewRZV1.ino:916:52: error: expected ';' before '}' token</text:p>
      <text:p text:style-name="P53"><text:s text:c="13"/>else{digitalWrite(activeBuzzerPin,HIGH)}</text:p>
      <text:p text:style-name="P53"><text:s text:c="52"/>^</text:p>
      <text:p text:style-name="P53">C:\Users\Vincent.VINCENTPHACER\Documents\AARZOK\RzArduino\RobotZmegaNewRZ\RobotZmegaNewRZV1\RobotZmegaNewRZV1.ino:928:50: error: expected ';' before '}' token</text:p>
      <text:p text:style-name="P53"><text:s text:c="11"/>else{digitalWrite(activeBuzzerPin,HIGH)}</text:p>
      <text:p text:style-name="P53"><text:s text:c="50"/>^</text:p>
      <text:p text:style-name="P53">Utilisation de la bibliothèque Encoder version 1.4.4 dans le dossier: C:\Users\Vincent.VINCENTPHACER\Documents\Arduino\libraries\arduino_571793 </text:p>
      <text:p text:style-name="P53">Utilisation de la bibliothèque NewPing version 1.9.7 dans le dossier: C:\Users\Vincent.VINCENTPHACER\Documents\Arduino\libraries\NewPing </text:p>
      <text:p text:style-name="P53">Utilisation de la bibliothèque Servo version 1.2.2 dans le dossier: C:\Users\Vincent.VINCENTPHACER\AppData\Local\Arduino15\libraries\Servo </text:p>
      <text:p text:style-name="P53"><text:soft-page-break/>Utilisation de la bibliothèque Adafruit NeoPixel version 1.15.1 dans le dossier: C:\Users\Vincent.VINCENTPHACER\Documents\Arduino\libraries\Adafruit_NeoPixel </text:p>
      <text:p text:style-name="P53">Utilisation de la bibliothèque HX711 version 0.6.1 dans le dossier: C:\Users\Vincent.VINCENTPHACER\Documents\Arduino\libraries\HX711 </text:p>
      <text:p text:style-name="P53">exit status 1</text:p>
      <text:p text:style-name="P53"/>
      <text:p text:style-name="P53">Compilation error: expected ';' before '}' toke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1a4a56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7T15:51:41.975189700</meta:creation-date>
    <dc:date>2025-08-07T18:46:35.710285200</dc:date>
    <meta:editing-duration>PT11M2S</meta:editing-duration>
    <meta:editing-cycles>3</meta:editing-cycles>
    <meta:generator>LibreOffice/25.2.5.2$Windows_X86_64 LibreOffice_project/03d19516eb2e1dd5d4ccd751a0d6f35f35e08022</meta:generator>
    <meta:document-statistic meta:table-count="0" meta:image-count="0" meta:object-count="0" meta:page-count="28" meta:paragraph-count="704" meta:word-count="5293" meta:character-count="70634" meta:non-whitespace-character-count="60616"/>
  </office:meta>
</office:document-meta>
</file>